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5" style:family="paragraph" style:parent-style-name="Contents_20_6">
      <style:paragraph-properties>
        <style:tab-stops>
          <style:tab-stop style:position="15.0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FreeSans" fo:language="pt" fo:country="BR"/>
    </style:style>
    <style:style style:name="P8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9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10" style:family="paragraph" style:parent-style-name="Text_20_body">
      <style:text-properties style:font-name="FreeSans" fo:language="pt" fo:country="BR" officeooo:rsid="0004bb5e" officeooo:paragraph-rsid="0004bb5e"/>
    </style:style>
    <style:style style:name="P11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18" style:family="paragraph" style:parent-style-name="Heading_20_2">
      <style:text-properties fo:language="pt" fo:country="BR" officeooo:rsid="000f973e" officeooo:paragraph-rsid="000f973e"/>
    </style:style>
    <style:style style:name="P19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20" style:family="paragraph" style:parent-style-name="Heading_20_3">
      <style:text-properties fo:font-size="14pt" fo:language="pt" fo:country="BR" fo:font-weight="bold" officeooo:rsid="0014e59e" officeooo:paragraph-rsid="0014e59e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Text_20_body">
      <style:text-properties style:font-name="FreeSans" fo:language="pt" fo:country="BR" officeooo:rsid="00106a74" officeooo:paragraph-rsid="0006b112"/>
    </style:style>
    <style:style style:name="P22" style:family="paragraph" style:parent-style-name="Text_20_body">
      <style:text-properties style:font-name="FreeSans" fo:language="pt" fo:country="BR" officeooo:rsid="0014e59e" officeooo:paragraph-rsid="0014e59e"/>
    </style:style>
    <style:style style:name="P23" style:family="paragraph" style:parent-style-name="Heading_20_4">
      <style:text-properties style:font-name="FreeSans" fo:language="pt" fo:country="BR" fo:font-style="normal" fo:font-weight="bold" officeooo:rsid="000f973e" officeooo:paragraph-rsid="000f973e" style:font-style-asian="normal" style:font-weight-asian="bold" style:font-style-complex="normal" style:font-weight-complex="bold"/>
    </style:style>
    <style:style style:name="P24" style:family="paragraph" style:parent-style-name="Text_20_body" style:list-style-name="L1">
      <style:text-properties style:font-name="FreeSans" fo:language="pt" fo:country="BR" officeooo:rsid="0014e59e" officeooo:paragraph-rsid="0014e59e"/>
    </style:style>
    <style:style style:name="P25" style:family="paragraph" style:parent-style-name="Text_20_body" style:list-style-name="L1">
      <style:text-properties style:font-name="FreeSans" fo:language="pt" fo:country="BR" officeooo:rsid="0014e59e" officeooo:paragraph-rsid="000902ad"/>
    </style:style>
    <style:style style:name="P26" style:family="paragraph" style:parent-style-name="Text_20_body" style:list-style-name="L1">
      <style:text-properties style:font-name="FreeSans" fo:language="pt" fo:country="BR" officeooo:rsid="0014e59e" officeooo:paragraph-rsid="00152525"/>
    </style:style>
    <style:style style:name="P27" style:family="paragraph" style:parent-style-name="Heading_20_4">
      <style:text-properties fo:language="pt" fo:country="BR"/>
    </style:style>
    <style:style style:name="P28" style:family="paragraph" style:parent-style-name="Text_20_body">
      <style:text-properties fo:language="pt" fo:country="BR" officeooo:paragraph-rsid="000902ad"/>
    </style:style>
    <style:style style:name="P29" style:family="paragraph" style:parent-style-name="Heading_20_6">
      <style:text-properties fo:language="pt" fo:country="BR" officeooo:rsid="00110b90" officeooo:paragraph-rsid="00110b90"/>
    </style:style>
    <style:style style:name="P30" style:family="paragraph" style:parent-style-name="Text_20_body" style:list-style-name="L2">
      <style:text-properties style:font-name="FreeSans" fo:font-weight="normal" officeooo:rsid="0014e59e" officeooo:paragraph-rsid="0015a187" style:font-weight-asian="normal" style:font-weight-complex="normal"/>
    </style:style>
    <style:style style:name="P31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32" style:family="paragraph" style:parent-style-name="Text_20_body">
      <style:text-properties style:font-name="FreeSans" fo:language="pt" fo:country="BR" fo:font-weight="normal" officeooo:rsid="0015a187" officeooo:paragraph-rsid="001816fd" style:font-weight-asian="normal" style:font-weight-complex="normal"/>
    </style:style>
    <style:style style:name="P33" style:family="paragraph" style:parent-style-name="Text_20_body">
      <style:text-properties style:font-name="FreeSans" fo:font-style="italic" fo:font-weight="bold" officeooo:rsid="0016fb0a" officeooo:paragraph-rsid="0016fb0a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style:font-name="FreeSans" fo:font-style="normal" fo:font-weight="normal" officeooo:rsid="0016fb0a" officeooo:paragraph-rsid="0016fb0a" style:font-style-asian="normal" style:font-weight-asian="normal" style:font-style-complex="normal" style:font-weight-complex="normal"/>
    </style:style>
    <style:style style:name="P35" style:family="paragraph" style:parent-style-name="Text_20_body" style:list-style-name="L2">
      <style:text-properties style:font-name="FreeSans" fo:language="pt" fo:country="BR" fo:font-weight="normal" officeooo:rsid="0015a187" officeooo:paragraph-rsid="0014e59e" style:font-weight-asian="normal" style:font-weight-complex="normal"/>
    </style:style>
    <style:style style:name="P36" style:family="paragraph" style:parent-style-name="Heading_20_6">
      <style:text-properties fo:language="pt" fo:country="BR"/>
    </style:style>
    <style:style style:name="P37" style:family="paragraph" style:parent-style-name="Text_20_body">
      <style:text-properties style:font-name="FreeSans" fo:language="pt" fo:country="BR" fo:font-weight="normal" officeooo:rsid="00187ce3" officeooo:paragraph-rsid="00187ce3" style:font-weight-asian="normal" style:font-weight-complex="normal"/>
    </style:style>
    <style:style style:name="P38" style:family="paragraph" style:parent-style-name="Text_20_body">
      <style:text-properties style:font-name="FreeSans" fo:language="pt" fo:country="BR" fo:font-weight="normal" officeooo:rsid="0015a187" officeooo:paragraph-rsid="0016fb0a" style:font-weight-asian="normal" style:font-weight-complex="normal"/>
    </style:style>
    <style:style style:name="P39" style:family="paragraph" style:parent-style-name="Text_20_body">
      <style:text-properties style:font-name="FreeSans" fo:language="pt" fo:country="BR" fo:font-weight="normal" officeooo:rsid="0016fb0a" officeooo:paragraph-rsid="0016fb0a" style:font-weight-asian="normal" style:font-weight-complex="normal"/>
    </style:style>
    <style:style style:name="P40" style:family="paragraph" style:parent-style-name="Text_20_body">
      <style:text-properties officeooo:rsid="001816fd" officeooo:paragraph-rsid="001816fd"/>
    </style:style>
    <style:style style:name="P41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>
      <style:text-properties fo:language="pt" fo:country="BR" officeooo:rsid="00110b90" officeooo:paragraph-rsid="00110b90"/>
    </style:style>
    <style:style style:name="P43" style:family="paragraph">
      <loext:graphic-properties draw:fill-color="#fff5ce"/>
      <style:paragraph-properties fo:text-align="center" style:writing-mode="lr-tb"/>
    </style:style>
    <style:style style:name="P44" style:family="paragraph" style:parent-style-name="Text_20_body">
      <style:text-properties officeooo:paragraph-rsid="00110b90"/>
    </style:style>
    <style:style style:name="P45" style:family="paragraph">
      <style:paragraph-properties fo:text-align="center"/>
    </style:style>
    <style:style style:name="P46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47" style:family="paragraph">
      <style:paragraph-properties fo:text-align="center" style:writing-mode="lr-tb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48" style:family="paragraph">
      <loext:graphic-properties draw:fill-color="#fff5ce"/>
      <style:paragraph-properties fo:text-align="center" style:writing-mode="lr-tb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50" style:family="paragraph" style:parent-style-name="Text_20_body">
      <style:text-properties style:font-name="FreeSans" fo:language="pt" fo:country="BR" officeooo:rsid="000b2fb9" officeooo:paragraph-rsid="00110b90"/>
    </style:style>
    <style:style style:name="P51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52" style:family="paragraph" style:parent-style-name="Text_20_body" style:list-style-name="L3">
      <style:text-properties style:font-name="FreeSans" fo:language="pt" fo:country="BR" officeooo:rsid="000b2fb9" officeooo:paragraph-rsid="00110b90"/>
    </style:style>
    <style:style style:name="P53" style:family="paragraph" style:parent-style-name="Text_20_body">
      <style:text-properties fo:language="pt" fo:country="BR" officeooo:rsid="000b2fb9" officeooo:paragraph-rsid="00110b90"/>
    </style:style>
    <style:style style:name="P54" style:family="paragraph">
      <style:paragraph-properties fo:text-align="center" style:writing-mode="lr-tb"/>
      <style:text-properties style:font-name="FreeSans"/>
    </style:style>
    <style:style style:name="P55" style:family="paragraph">
      <loext:graphic-properties draw:fill-color="#fff5ce"/>
      <style:paragraph-properties fo:text-align="center" style:writing-mode="lr-tb"/>
      <style:text-properties style:font-name="FreeSans"/>
    </style:style>
    <style:style style:name="P56" style:family="paragraph">
      <loext:graphic-properties draw:fill="none" draw:fill-color="#ffffff"/>
      <style:text-properties style:font-name="FreeSans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FreeSans" fo:hyphenate="false" loext:hyphenation-no-caps="false" loext:hyphenation-no-last-word="false"/>
    </style:style>
    <style:style style:name="P58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FreeSans" fo:hyphenate="false" loext:hyphenation-no-caps="false" loext:hyphenation-no-last-word="false"/>
    </style:style>
    <style:style style:name="P59" style:family="paragraph" style:parent-style-name="Text_20_body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>
      <style:text-properties fo:color="#c9211e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62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fo:language="pt" fo:country="BR"/>
    </style:style>
    <style:style style:name="P66" style:family="paragraph" style:parent-style-name="Heading_20_3">
      <style:text-properties fo:font-size="14pt" fo:language="pt" fo:country="BR" fo:font-weight="bold" officeooo:rsid="0022b030" officeooo:paragraph-rsid="0022b030" style:font-name-asian="Microsoft YaHei" style:font-size-asian="14pt" style:font-weight-asian="bold" style:font-name-complex="Mangal1" style:font-size-complex="14pt" style:font-weight-complex="bold"/>
    </style:style>
    <style:style style:name="P67" style:family="paragraph" style:parent-style-name="Text_20_body">
      <style:text-properties officeooo:paragraph-rsid="0022b030"/>
    </style:style>
    <style:style style:name="P68" style:family="paragraph" style:parent-style-name="Text_20_body">
      <style:text-properties fo:language="pt" fo:country="BR" officeooo:rsid="0022b030" officeooo:paragraph-rsid="0022b030"/>
    </style:style>
    <style:style style:name="P69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70" style:family="paragraph" style:parent-style-name="Text_20_body">
      <style:text-properties fo:language="pt" fo:country="BR" officeooo:paragraph-rsid="000f973e"/>
    </style:style>
    <style:style style:name="P71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Preformatted_20_Text">
      <style:text-properties fo:language="pt" fo:country="BR" officeooo:paragraph-rsid="000f973e"/>
    </style:style>
    <style:style style:name="P73" style:family="paragraph" style:parent-style-name="Preformatted_20_Text">
      <style:text-properties fo:color="#000000" loext:opacity="100%" fo:language="pt" fo:country="BR" officeooo:paragraph-rsid="0023df67"/>
    </style:style>
    <style:style style:name="P74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5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6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7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8" style:family="paragraph" style:parent-style-name="Standard">
      <style:text-properties fo:color="#000000" loext:opacity="100%" fo:language="pt" fo:country="BR" officeooo:paragraph-rsid="002493e1"/>
    </style:style>
    <style:style style:name="P79" style:family="paragraph" style:parent-style-name="Preformatted_20_Text">
      <style:text-properties fo:color="#000000" loext:opacity="100%" fo:language="pt" fo:country="BR" officeooo:paragraph-rsid="002493e1"/>
    </style:style>
    <style:style style:name="P80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493e1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1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2" style:family="paragraph" style:parent-style-name="Preformatted_20_Text">
      <style:text-properties fo:language="pt" fo:country="BR" officeooo:paragraph-rsid="0023df67"/>
    </style:style>
    <style:style style:name="P83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84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85" style:family="paragraph" style:parent-style-name="Heading_20_4">
      <style:text-properties fo:language="pt" fo:country="BR" officeooo:paragraph-rsid="000f973e"/>
    </style:style>
    <style:style style:name="P86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88" style:family="paragraph" style:parent-style-name="Text_20_body">
      <style:text-properties fo:language="pt" fo:country="BR" officeooo:paragraph-rsid="00110b90"/>
    </style:style>
    <style:style style:name="P89" style:family="paragraph" style:parent-style-name="Heading_20_6">
      <style:text-properties fo:language="pt" fo:country="BR" officeooo:paragraph-rsid="00110b90"/>
    </style:style>
    <style:style style:name="P90" style:family="paragraph" style:parent-style-name="Text_20_body" style:list-style-name="L4">
      <style:text-properties officeooo:paragraph-rsid="00110b90"/>
    </style:style>
    <style:style style:name="P91" style:family="paragraph" style:parent-style-name="Text_20_body" style:list-style-name="L4">
      <style:text-properties fo:language="pt" fo:country="BR" officeooo:rsid="002612de" officeooo:paragraph-rsid="00110b90"/>
    </style:style>
    <style:style style:name="P92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93" style:family="paragraph" style:parent-style-name="Text_20_body">
      <style:text-properties fo:language="pt" fo:country="BR" fo:font-style="normal" fo:font-weight="bold" officeooo:rsid="00296689" officeooo:paragraph-rsid="00296689" style:font-style-asian="normal" style:font-weight-asian="bold" style:font-style-complex="normal" style:font-weight-complex="bold"/>
    </style:style>
    <style:style style:name="P94" style:family="paragraph" style:parent-style-name="Text_20_body" style:list-style-name="L5">
      <style:text-properties fo:language="pt" fo:country="BR" fo:font-style="italic" fo:font-weight="bold" officeooo:rsid="00296689" officeooo:paragraph-rsid="00296689" style:font-style-asian="italic" style:font-weight-asian="bold" style:font-style-complex="italic" style:font-weight-complex="bold"/>
    </style:style>
    <style:style style:name="P95" style:family="paragraph" style:parent-style-name="Text_20_body" style:list-style-name="L5">
      <style:text-properties fo:language="pt" fo:country="BR" fo:font-style="italic" fo:font-weight="bold" officeooo:rsid="002b1de3" officeooo:paragraph-rsid="002b1de3" style:font-style-asian="italic" style:font-weight-asian="bold" style:font-style-complex="italic" style:font-weight-complex="bold"/>
    </style:style>
    <style:style style:name="P96" style:family="paragraph" style:parent-style-name="Heading_20_6">
      <style:text-properties officeooo:paragraph-rsid="00110b90"/>
    </style:style>
    <style:style style:name="P97" style:family="paragraph" style:parent-style-name="Text_20_body" style:list-style-name="L6">
      <style:text-properties officeooo:paragraph-rsid="002ce3fa"/>
    </style:style>
    <style:style style:name="P98" style:family="paragraph" style:parent-style-name="Heading_20_4" style:list-style-name="L6">
      <style:text-properties fo:color="#c9211e" loext:opacity="100%" style:font-name="FreeSans" fo:language="pt" fo:country="BR" fo:font-style="italic" officeooo:rsid="0008a1e7" officeooo:paragraph-rsid="002ce3fa" style:font-style-asian="italic" style:font-style-complex="italic"/>
    </style:style>
    <style:style style:name="P99" style:family="paragraph" style:parent-style-name="Text_20_body" style:list-style-name="L6">
      <style:text-properties fo:color="#c9211e" loext:opacity="100%" style:font-name="FreeSans" fo:language="pt" fo:country="BR" fo:font-style="italic" officeooo:rsid="0008a1e7" officeooo:paragraph-rsid="002ce3fa" style:font-style-asian="italic" style:font-style-complex="italic"/>
    </style:style>
    <style:style style:name="P100" style:family="paragraph" style:parent-style-name="Text_20_body" style:list-style-name="L6">
      <style:text-properties style:font-name="FreeSans" fo:language="pt" fo:country="BR" officeooo:rsid="000b2fb9" officeooo:paragraph-rsid="002ce3fa"/>
    </style:style>
    <style:style style:name="P101" style:family="paragraph" style:parent-style-name="Text_20_body" style:list-style-name="L6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2ce3fa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102" style:family="paragraph" style:parent-style-name="Text_20_body" style:list-style-name="L6">
      <style:text-properties fo:language="pt" fo:country="BR" officeooo:rsid="000b2fb9" officeooo:paragraph-rsid="002ce3fa"/>
    </style:style>
    <style:style style:name="P103" style:family="paragraph" style:parent-style-name="Text_20_body">
      <style:text-properties fo:language="pt" fo:country="BR" officeooo:rsid="000b2fb9" officeooo:paragraph-rsid="002ce3fa"/>
    </style:style>
    <style:style style:name="P104" style:family="paragraph" style:parent-style-name="Text_20_body">
      <style:text-properties fo:language="pt" fo:country="BR" officeooo:paragraph-rsid="002ce3fa"/>
    </style:style>
    <style:style style:name="P105" style:family="paragraph" style:parent-style-name="Text_20_body">
      <style:text-properties fo:language="pt" fo:country="BR" officeooo:rsid="002b1de3" officeooo:paragraph-rsid="002b1de3"/>
    </style:style>
    <style:style style:name="P106" style:family="paragraph" style:parent-style-name="Heading_20_4">
      <style:text-properties fo:color="#000000" loext:opacity="100%" style:font-name="FreeSans" fo:language="pt" fo:country="BR" fo:font-style="italic" officeooo:rsid="0008a1e7" officeooo:paragraph-rsid="0012294f" style:font-style-asian="italic" style:font-style-complex="italic"/>
    </style:style>
    <style:style style:name="P107" style:family="paragraph" style:parent-style-name="Standard">
      <style:text-properties style:font-name="FreeSans" fo:language="pt" fo:country="BR" officeooo:rsid="000b2fb9" officeooo:paragraph-rsid="000f973e"/>
    </style:style>
    <style:style style:name="P108" style:family="paragraph" style:parent-style-name="Standard">
      <style:text-properties fo:color="#000000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109" style:family="paragraph" style:parent-style-name="Preformatted_20_Text">
      <style:text-properties style:font-name="FreeSans" fo:font-size="12pt" fo:language="pt" fo:country="BR" fo:font-weight="normal" officeooo:rsid="0008a1e7" officeooo:paragraph-rsid="0012294f" style:font-size-asian="10.5pt" style:font-weight-asian="normal" style:font-size-complex="12pt" style:font-weight-complex="normal"/>
    </style:style>
    <style:style style:name="P110" style:family="paragraph" style:parent-style-name="Preformatted_20_Text">
      <style:text-properties style:font-name="FreeSans" fo:font-size="12pt" fo:language="pt" fo:country="BR" fo:font-style="italic" style:text-underline-style="none" fo:font-weight="normal" officeooo:rsid="0008a1e7" officeooo:paragraph-rsid="0012294f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2294f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Preformatted_20_Text">
      <style:text-properties style:font-name="FreeSans" fo:font-size="12pt" fo:language="pt" fo:country="BR" fo:font-weight="normal" officeooo:rsid="0008a1e7" officeooo:paragraph-rsid="00110b90" style:font-size-asian="10.5pt" style:font-weight-asian="normal" style:font-size-complex="12pt" style:font-weight-complex="normal"/>
    </style:style>
    <style:style style:name="P113" style:family="paragraph" style:parent-style-name="Heading_20_5">
      <style:text-properties style:font-name="FreeSans" fo:font-size="12pt" fo:language="pt" fo:country="BR" fo:font-style="normal" style:text-underline-style="none" fo:font-weight="bold" officeooo:rsid="0012294f" officeooo:paragraph-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114" style:family="paragraph" style:parent-style-name="Text_20_body">
      <style:text-properties fo:language="pt" fo:country="BR" officeooo:paragraph-rsid="0012294f"/>
    </style:style>
    <style:style style:name="P115" style:family="paragraph" style:parent-style-name="Heading_20_5">
      <style:text-properties fo:language="pt" fo:country="BR"/>
    </style:style>
    <style:style style:name="P116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117" style:family="paragraph" style:parent-style-name="Heading_20_3">
      <style:text-properties style:font-name="FreeSans" fo:language="pt" fo:country="BR" officeooo:rsid="0008a1e7" officeooo:paragraph-rsid="000f973e"/>
    </style:style>
    <style:style style:name="P118" style:family="paragraph" style:parent-style-name="Heading_20_2">
      <style:text-properties fo:language="pt" fo:country="BR" officeooo:rsid="000e7ff6" officeooo:paragraph-rsid="000e7ff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59e" style:font-weight-asian="normal" style:font-weight-complex="normal"/>
    </style:style>
    <style:style style:name="T4" style:family="text">
      <style:text-properties officeooo:rsid="0015a187"/>
    </style:style>
    <style:style style:name="T5" style:family="text">
      <style:text-properties officeooo:rsid="00152525"/>
    </style:style>
    <style:style style:name="T6" style:family="text">
      <style:text-properties fo:language="pt" fo:country="BR" officeooo:rsid="00110b90"/>
    </style:style>
    <style:style style:name="T7" style:family="text">
      <style:text-properties fo:language="pt" fo:country="BR" fo:font-style="italic" officeooo:rsid="00110b90" style:font-style-asian="italic" style:font-style-complex="italic"/>
    </style:style>
    <style:style style:name="T8" style:family="text">
      <style:text-properties fo:language="pt" fo:country="BR" fo:font-style="normal" officeooo:rsid="00110b90" style:font-style-asian="normal" style:font-style-complex="normal"/>
    </style:style>
    <style:style style:name="T9" style:family="text">
      <style:text-properties fo:font-style="normal" officeooo:rsid="001816fd" style:font-style-asian="normal" style:font-style-complex="normal"/>
    </style:style>
    <style:style style:name="T10" style:family="text">
      <style:text-properties fo:font-style="normal" officeooo:rsid="00110b90" style:font-style-asian="normal" style:font-style-complex="normal"/>
    </style:style>
    <style:style style:name="T11" style:family="text">
      <style:text-properties fo:font-style="italic" officeooo:rsid="0014e59e" style:font-style-asian="italic" style:font-style-complex="italic"/>
    </style:style>
    <style:style style:name="T12" style:family="text">
      <style:text-properties fo:font-style="normal" officeooo:rsid="0014e59e" style:font-style-asian="normal" style:font-style-complex="normal"/>
    </style:style>
    <style:style style:name="T13" style:family="text">
      <style:text-properties fo:font-style="italic" officeooo:rsid="00110b90" style:font-style-asian="italic" style:font-style-complex="italic"/>
    </style:style>
    <style:style style:name="T14" style:family="text">
      <style:text-properties fo:font-style="normal" officeooo:rsid="0016fb0a" style:font-style-asian="normal" style:font-style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normal" officeooo:rsid="0015a187" style:font-style-asian="normal" style:font-style-complex="normal"/>
    </style:style>
    <style:style style:name="T17" style:family="text">
      <style:text-properties fo:language="pt" fo:country="BR" fo:font-style="italic" officeooo:rsid="0015a187" style:font-style-asian="italic" style:font-style-complex="italic"/>
    </style:style>
    <style:style style:name="T18" style:family="text">
      <style:text-properties fo:language="pt" fo:country="BR" fo:font-style="normal" officeooo:rsid="001816fd" style:font-style-asian="normal" style:font-style-complex="normal"/>
    </style:style>
    <style:style style:name="T19" style:family="text">
      <style:text-properties fo:language="pt" fo:country="BR" fo:font-style="italic" officeooo:rsid="001816fd" style:font-style-asian="italic" style:font-style-complex="italic"/>
    </style:style>
    <style:style style:name="T20" style:family="text">
      <style:text-properties fo:language="pt" fo:country="BR" officeooo:rsid="0015a187"/>
    </style:style>
    <style:style style:name="T21" style:family="text">
      <style:text-properties fo:language="pt" fo:country="BR" fo:font-style="italic" style:font-style-asian="italic" style:font-style-complex="italic"/>
    </style:style>
    <style:style style:name="T22" style:family="text">
      <style:text-properties officeooo:rsid="0014e59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officeooo:rsid="00152525" style:font-style-asian="italic" style:font-style-complex="italic"/>
    </style:style>
    <style:style style:name="T26" style:family="text">
      <style:text-properties fo:color="#000000" loext:opacity="100%" style:font-name="FreeSans" fo:font-size="12pt" fo:language="pt" fo:country="B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FreeSans" fo:font-size="12pt" fo:language="pt" fo:country="BR" fo:font-style="normal" fo:font-weight="normal" style:font-name-asian="NSimSun" style:font-style-asian="normal" style:font-weight-asian="normal" style:font-name-complex="FreeSans" style:font-style-complex="normal" style:font-weight-complex="normal"/>
    </style:style>
    <style:style style:name="T28" style:family="text">
      <style:text-properties style:font-name="FreeSans"/>
    </style:style>
    <style:style style:name="T29" style:family="text">
      <style:text-properties fo:font-size="14pt" fo:language="pt" fo:country="BR" fo:font-weight="bold" officeooo:rsid="0022b030" style:font-name-asian="Microsoft YaHei" style:font-size-asian="14pt" style:font-weight-asian="bold" style:font-name-complex="Mangal1" style:font-size-complex="14pt" style:font-weight-complex="bold"/>
    </style:style>
    <style:style style:name="T30" style:family="text">
      <style:text-properties officeooo:rsid="0008a1e7"/>
    </style:style>
    <style:style style:name="T31" style:family="text">
      <style:text-properties officeooo:rsid="0023df67" style:font-name-asian="NSimSun" style:font-name-complex="Liberation Mono"/>
    </style:style>
    <style:style style:name="T32" style:family="text">
      <style:text-properties fo:font-style="italic" officeooo:rsid="0023df67" style:font-name-asian="NSimSun" style:font-style-asian="italic" style:font-name-complex="Liberation Mono" style:font-style-complex="italic"/>
    </style:style>
    <style:style style:name="T33" style:family="text">
      <style:text-properties style:font-name="FreeSans" fo:font-size="12pt" fo:font-style="normal" fo:font-weight="bold" officeooo:rsid="000902a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34" style:family="text">
      <style:text-properties style:font-name="FreeMono" fo:font-size="12pt" fo:font-style="normal" fo:font-weight="normal" officeooo: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5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6" style:family="text">
      <style:text-properties officeooo:rsid="0023df67"/>
    </style:style>
    <style:style style:name="T37" style:family="text">
      <style:text-properties officeooo:rsid="002493e1"/>
    </style:style>
    <style:style style:name="T38" style:family="text">
      <style:text-properties style:font-name="FreeMono" fo:font-size="12pt" fo:font-style="normal" fo:font-weight="normal" officeooo: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9" style:family="text">
      <style:text-properties officeooo:rsid="00110b90"/>
    </style:style>
    <style:style style:name="T40" style:family="text">
      <style:text-properties officeooo:rsid="002612de" style:font-name-asian="NSimSun" style:font-name-complex="Liberation Mono"/>
    </style:style>
    <style:style style:name="T41" style:family="text">
      <style:text-properties fo:language="pt" fo:country="BR" officeooo:rsid="002612de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6" style:family="text">
      <style:text-properties style:text-underline-style="none"/>
    </style:style>
    <style:style style:name="T47" style:family="text">
      <style:text-properties fo:font-style="normal" style:text-underline-style="none" fo:font-weight="normal" officeooo:rsid="002b1de3" style:font-style-asian="normal" style:font-weight-asian="normal" style:font-style-complex="normal" style:font-weight-complex="normal"/>
    </style:style>
    <style:style style:name="T48" style:family="text">
      <style:text-properties style:text-underline-style="none" fo:font-weight="normal" officeooo:rsid="002b1de3" style:font-weight-asian="normal" style:font-weight-complex="normal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style:font-name="FreeSans" fo:font-size="12pt" fo:font-style="normal" style:text-underline-style="none" fo:font-weight="bold" officeooo: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53" style:family="text">
      <style:text-properties style:font-name="FreeSans" fo:font-size="12pt" fo:font-style="normal" style:text-underline-style="none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5ce" draw:textarea-horizontal-align="justify" draw:textarea-vertical-align="middle" draw:auto-grow-height="false" fo:min-height="0.52cm" fo:min-width="0.489cm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5ce" draw:textarea-horizontal-align="justify" draw:textarea-vertical-align="middle" draw:auto-grow-height="false" fo:min-height="1.085cm" fo:min-width="2.524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5ce" draw:textarea-horizontal-align="justify" draw:textarea-vertical-align="middle" draw:auto-grow-height="false" fo:min-height="1.085cm" fo:min-width="7.721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5ce" draw:textarea-horizontal-align="justify" draw:textarea-vertical-align="middle" draw:auto-grow-height="false" fo:min-height="1.025cm" fo:min-width="2.021cm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0.4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5ce" draw:textarea-horizontal-align="justify" draw:textarea-vertical-align="middle" draw:auto-grow-height="false" fo:min-height="1.258cm" fo:min-width="7.144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5ce" draw:textarea-horizontal-align="justify" draw:textarea-vertical-align="middle" draw:auto-grow-height="false" fo:min-height="0.977cm" fo:min-width="2.025cm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5ce" draw:textarea-horizontal-align="justify" draw:textarea-vertical-align="middle" draw:auto-grow-height="false" fo:min-height="0.758cm" fo:min-width="4.348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5ce" draw:textarea-horizontal-align="justify" draw:textarea-vertical-align="middle" draw:auto-grow-height="false" fo:min-height="1.085cm" fo:min-width="6.71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5ce" draw:textarea-horizontal-align="justify" draw:textarea-vertical-align="middle" draw:auto-grow-height="false" fo:min-height="0.758cm" fo:min-width="2.912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fff5ce" draw:textarea-horizontal-align="justify" draw:textarea-vertical-align="middle" draw:auto-grow-height="false" fo:min-height="0.758cm" fo:min-width="5.101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5ce" draw:textarea-horizontal-align="justify" draw:textarea-vertical-align="middle" draw:auto-grow-height="false" fo:min-height="0.871cm" fo:min-width="1.57cm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fff5ce" draw:textarea-horizontal-align="justify" draw:textarea-vertical-align="middle" draw:auto-grow-height="false" fo:min-height="1.016cm" fo:min-width="4.022cm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Sumário</text:p>
          </text:index-title>
          <text:p text:style-name="P1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2"><text:a xlink:type="simple" xlink:href="#__RefHeading___Toc1713_3265166932" text:style-name="Index_20_Link" text:visited-style-name="Index_20_Link">Backend<text:tab/>2</text:a></text:p>
          <text:p text:style-name="P3"><text:a xlink:type="simple" xlink:href="#__RefHeading___Toc549_3265166932" text:style-name="Index_20_Link" text:visited-style-name="Index_20_Link">Cadastro de Paciente<text:tab/>2</text:a></text:p>
          <text:p text:style-name="P4"><text:a xlink:type="simple" xlink:href="#__RefHeading___Toc1708_326516693211" text:style-name="Index_20_Link" text:visited-style-name="Index_20_Link">Lista sequencial de funcionalidades resumida<text:tab/>2</text:a></text:p>
          <text:p text:style-name="P4"><text:a xlink:type="simple" xlink:href="#__RefHeading___Toc5203_2855297167" text:style-name="Index_20_Link" text:visited-style-name="Index_20_Link">Lista sequencial de funcionalidades detalhada<text:tab/>3</text:a></text:p>
          <text:p text:style-name="P5"><text:a xlink:type="simple" xlink:href="#__RefHeading___Toc618_3741321351%20Copia%202" text:style-name="Index_20_Link" text:visited-style-name="Index_20_Link">I. Controller<text:tab/>3</text:a></text:p>
          <text:p text:style-name="P5"><text:a xlink:type="simple" xlink:href="#__RefHeading___Toc5208_2855297167" text:style-name="Index_20_Link" text:visited-style-name="Index_20_Link">II. Service<text:tab/>3</text:a></text:p>
          <text:p text:style-name="P5"><text:a xlink:type="simple" xlink:href="#__RefHeading___Toc5212_2855297167" text:style-name="Index_20_Link" text:visited-style-name="Index_20_Link">III. Validações<text:tab/>4</text:a></text:p>
          <text:p text:style-name="P5"><text:a xlink:type="simple" xlink:href="#__RefHeading___Toc5210_2855297167" text:style-name="Index_20_Link" text:visited-style-name="Index_20_Link">IV. Database<text:tab/>4</text:a></text:p>
          <text:p text:style-name="P4"><text:a xlink:type="simple" xlink:href="#__RefHeading___Toc5203_2855297167%20Copia%201" text:style-name="Index_20_Link" text:visited-style-name="Index_20_Link">Fluxograma<text:tab/>5</text:a></text:p>
          <text:p text:style-name="P2"><text:a xlink:type="simple" xlink:href="#__RefHeading___Toc549_32651669321" text:style-name="Index_20_Link" text:visited-style-name="Index_20_Link">Frontend<text:tab/>6</text:a></text:p>
          <text:p text:style-name="P3"><text:a xlink:type="simple" xlink:href="#__RefHeading___Toc549_3265166932%20Copia%201" text:style-name="Index_20_Link" text:visited-style-name="Index_20_Link">Cadastro de Paciente<text:tab/>6</text:a></text:p>
          <text:p text:style-name="P4"><text:a xlink:type="simple" xlink:href="#__RefHeading___Toc1708_3265166932111" text:style-name="Index_20_Link" text:visited-style-name="Index_20_Link">HTML<text:tab/>6</text:a></text:p>
          <text:p text:style-name="P4"><text:a xlink:type="simple" xlink:href="#__RefHeading___Toc1715_326516693211" text:style-name="Index_20_Link" text:visited-style-name="Index_20_Link">Script<text:tab/>7</text:a></text:p>
          <text:p text:style-name="P6"><text:a xlink:type="simple" xlink:href="#__RefHeading___Toc1725_326516693211%20Copia%201" text:style-name="Index_20_Link" text:visited-style-name="Index_20_Link">Gerenciamento dos dados de entrada<text:tab/>7</text:a></text:p>
          <text:p text:style-name="P5"><text:a xlink:type="simple" xlink:href="#__RefHeading___Toc1708_326516693211%20Copia%201" text:style-name="Index_20_Link" text:visited-style-name="Index_20_Link">I. Lista sequencial de funcionalidades resumida<text:tab/>7</text:a></text:p>
          <text:p text:style-name="P5"><text:a xlink:type="simple" xlink:href="#__RefHeading___Toc7284_2855297167" text:style-name="Index_20_Link" text:visited-style-name="Index_20_Link">II. Lista sequencial de funcionalidades detalhada<text:tab/>7</text:a></text:p>
          <text:p text:style-name="P5"><text:a xlink:type="simple" xlink:href="#__RefHeading___Toc7286_2855297167" text:style-name="Index_20_Link" text:visited-style-name="Index_20_Link">III. Fluxograma<text:tab/>7</text:a></text:p>
          <text:p text:style-name="P6"><text:a xlink:type="simple" xlink:href="#__RefHeading___Toc1725_326516693211%20Copia%201%20Copia%201" text:style-name="Index_20_Link" text:visited-style-name="Index_20_Link">Validação<text:tab/>7</text:a></text:p>
          <text:p text:style-name="P6"><text:a xlink:type="simple" xlink:href="#__RefHeading___Toc1725_326516693211%20Copia%202" text:style-name="Index_20_Link" text:visited-style-name="Index_20_Link">Máscaras<text:tab/>7</text:a></text:p>
          <text:p text:style-name="P6"><text:a xlink:type="simple" xlink:href="#__RefHeading___Toc1725_326516693211%20Copia%203" text:style-name="Index_20_Link" text:visited-style-name="Index_20_Link">Eventos<text:tab/>7</text:a></text:p>
          <text:p text:style-name="P6"><text:a xlink:type="simple" xlink:href="#__RefHeading___Toc1725_326516693211%20Copia%204" text:style-name="Index_20_Link" text:visited-style-name="Index_20_Link">Tratamento de erro<text:tab/>7</text:a></text:p>
          <text:p text:style-name="P6"><text:a xlink:type="simple" xlink:href="#__RefHeading___Toc1725_326516693211%20Copia%205" text:style-name="Index_20_Link" text:visited-style-name="Index_20_Link">Mensagens do sistema<text:tab/>8</text:a></text:p>
          <text:p text:style-name="P6"><text:a xlink:type="simple" xlink:href="#__RefHeading___Toc5203_2855297167%20Copia%202" text:style-name="Index_20_Link" text:visited-style-name="Index_20_Link">Testes de funcionalidades<text:tab/>8</text:a></text:p>
          <text:p text:style-name="P4"><text:a xlink:type="simple" xlink:href="#__RefHeading___Toc1708_3265166932121" text:style-name="Index_20_Link" text:visited-style-name="Index_20_Link">CSS<text:tab/>8</text:a></text:p>
          <text:p text:style-name="P6"><text:a xlink:type="simple" xlink:href="#__RefHeading___Toc5203_2855297167%20Copia%202%20Copia%202" text:style-name="Index_20_Link" text:visited-style-name="Index_20_Link">Layout<text:tab/>8</text:a></text:p>
          <text:p text:style-name="P6"><text:a xlink:type="simple" xlink:href="#__RefHeading___Toc7306_2855297167" text:style-name="Index_20_Link" text:visited-style-name="Index_20_Link"><text:span text:style-name="T1">Estrutura de estilo</text:span><text:tab/>8</text:a></text:p>
        </text:index-body>
      </text:table-of-content>
      <text:p text:style-name="P7"/>
      <text:p text:style-name="P8"/>
      <text:h text:style-name="P9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10"/>
      <text:p text:style-name="P11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12"/>
      <text:p text:style-name="P12"/>
      <text:p text:style-name="P13">O sistema se utiliza de tecnologias como:</text:p>
      <text:p text:style-name="P13"/>
      <text:list text:style-name="List_20_1">
        <text:list-item>
          <text:list>
            <text:list-item>
              <text:p text:style-name="P14">Frontend:<text:span text:style-name="T2"> HTML, CSS, Typescript</text:span></text:p>
            </text:list-item>
            <text:list-item>
              <text:p text:style-name="P14">Backend:<text:span text:style-name="T2"> Java, SpringBoot, MariaDB, </text:span><text:span text:style-name="T3">Apache POI e Jasper Reports</text:span></text:p>
            </text:list-item>
          </text:list>
        </text:list-item>
      </text:list>
      <text:p text:style-name="P15"><text:span text:style-name="T3"/></text:p>
      <text:p text:style-name="P11">Detalhes da arquitetura e projeto:</text:p>
      <text:p text:style-name="P16"><text:span text:style-name="T2"/></text:p>
      <text:p text:style-name="P11">Este é um projeto web com arquitetura MVC, os seus dados recebidos no servidor sempre serão com arquitetura REST e o gerenciamento dos dados utilizando orientação a objeto.</text:p>
      <text:p text:style-name="P13"/>
      <text:p text:style-name="P17"/>
      <text:h text:style-name="P18" text:outline-level="2"><text:bookmark-start text:name="__RefHeading___Toc1713_3265166932"/>Backend<text:bookmark-end text:name="__RefHeading___Toc1713_3265166932"/></text:h>
      <text:p text:style-name="P19"/>
      <text:h text:style-name="P20" text:outline-level="3"><text:bookmark-start text:name="__RefHeading___Toc549_3265166932"/>Cadastro de Paciente<text:bookmark-end text:name="__RefHeading___Toc549_3265166932"/></text:h>
      <text:p text:style-name="P21"/>
      <text:p text:style-name="P22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7"/>
      <text:p text:style-name="P7"/>
      <text:h text:style-name="P23" text:outline-level="4"><text:bookmark-start text:name="__RefHeading___Toc1708_326516693211"/>Lista sequencial de funcionalidades resumida<text:bookmark-end text:name="__RefHeading___Toc1708_326516693211"/></text:h>
      <text:list text:style-name="L1">
        <text:list-header>
          <text:p text:style-name="P24">Na lista sequencia será ilustrada como: &lt;class&gt;::&lt;método&gt; <text:span text:style-name="T4">compostos dentro do controller</text:span></text:p>
        </text:list-header>
        <text:list-item>
          <text:p text:style-name="P25">CreateControllerPaciente :: cadastroDePaciente(PacienteRecord)</text:p>
        </text:list-item>
        <text:list-item>
          <text:p text:style-name="P26">PacienteValidationService :: validacaoNaoPodeSerIgual<text:span text:style-name="T5">(PacienteRecord)</text:span></text:p>
        </text:list-item>
        <text:list-item>
          <text:p text:style-name="P24">EnderecoRepository :: save(Endere<text:span text:style-name="T4">ç</text:span>o)</text:p>
        </text:list-item>
        <text:list-item>
          <text:p text:style-name="P24">QueixaRepository :: save(Queixa)</text:p>
        </text:list-item>
        <text:list-item>
          <text:p text:style-name="P24">CreatePacienteRepository :: save(Paciente)</text:p>
        </text:list-item>
      </text:list>
      <text:h text:style-name="P27" text:outline-level="4" text:is-list-header="true"><text:soft-page-break/></text:h>
      <text:h text:style-name="P27" text:outline-level="4"><text:bookmark-start text:name="__RefHeading___Toc5203_2855297167"/>Lista sequencial de funcionalidades detalhada<text:bookmark-end text:name="__RefHeading___Toc5203_2855297167"/></text:h>
      <text:p text:style-name="P28"/>
      <text:h text:style-name="P29" text:outline-level="6"><text:bookmark-start text:name="__RefHeading___Toc618_3741321351 Copia 2"/>Controller<text:bookmark-end text:name="__RefHeading___Toc618_3741321351 Copia 2"/></text:h>
      <text:list text:style-name="L2">
        <text:list-header>
          <text:p text:style-name="P30"><text:span text:style-name="T6"/></text:p>
        </text:list-header>
      </text:list>
      <text:p text:style-name="P31"><text:span text:style-name="T6">O método </text:span><text:span text:style-name="T7">cadastroDePaciente</text:span><text:span text:style-name="T8"> é um método do tipo POST com URL “</text:span><text:a xlink:type="simple" xlink:href="http://localhost:8080/cadastro/paciente" text:style-name="Internet_20_link" text:visited-style-name="Visited_20_Internet_20_Link"><text:span text:style-name="T8">http://localhost:8080/cadastro/paciente</text:span></text:a><text:span text:style-name="T8">”, e o na sua assinatura este método aguarda pelo corpo da requisição um objeto do tipo </text:span><text:span text:style-name="T7">PacienteRecord</text:span><text:span text:style-name="T8"> em formato da arquitetura REST em JSON. </text:span></text:p>
      <text:p text:style-name="P32"><text:span text:style-name="T9">O</text:span><text:span text:style-name="T10"> método </text:span><text:span text:style-name="T11">cadastroDePaciente</text:span><text:span text:style-name="T12"> <text:s/></text:span><text:span text:style-name="T10">é armazenado em uma variável do tipo </text:span><text:span text:style-name="T13">Integer</text:span><text:span text:style-name="T10"> onde será utilizada em uma condicional para verificar o código de status de cada parte do processamento da </text:span><text:span text:style-name="T13">serviçe</text:span><text:span text:style-name="T10">. </text:span><text:span text:style-name="T14">A função desse método é processar o objeto vindo da requisição e setá-lo ao objeto JPA e salvá-lo no banco de dados </text:span><text:span text:style-name="T9">e retornar um status code, o código de retorno e a mensagem do controller vai depender do status code que a service irá fornecer, dentre os tipos são: 200 ok, 400 bad request ou 500 internal server error, a condição irá determinar qual será retornada ao cliente.</text:span></text:p>
      <text:p text:style-name="P31"><text:span text:style-name="T8"/></text:p>
      <text:p text:style-name="P33"><text:span text:style-name="T6">t</text:span><text:span text:style-name="T15">ry/catch</text:span></text:p>
      <text:p text:style-name="P31"><text:span text:style-name="T16">A estrutura do processamento estão dentro de um bloco </text:span><text:span text:style-name="T17">try/catch.</text:span><text:span text:style-name="T16"> O seu retorno é do tipo </text:span><text:span text:style-name="T17">ResponseEntity</text:span><text:span text:style-name="T16"> retornando na resposta o código de status e uma mensagem no corpo. </text:span><text:span text:style-name="T18">Os status code 200 e 400 são tratados dentro do bloco </text:span><text:span text:style-name="T19">try</text:span><text:span text:style-name="T18"> enquanto que no bloco </text:span><text:span text:style-name="T19">catch</text:span><text:span text:style-name="T18"> é tratado o status code 500 alegando erro interno no servidor.</text:span></text:p>
      <text:p text:style-name="P31"><text:span text:style-name="T16"/></text:p>
      <text:p text:style-name="P33"><text:span text:style-name="T20">i</text:span><text:span text:style-name="T15">f/else</text:span></text:p>
      <text:p text:style-name="P34"><text:span text:style-name="T15">A condicional irá capturar qual código de erro foi retornado na </text:span><text:span text:style-name="T21">service</text:span><text:span text:style-name="T15"> e verifica se o status foi 200 ou 400 dentro da regra de negócio.</text:span></text:p>
      <text:list text:continue-numbering="true" text:style-name="L2">
        <text:list-header>
          <text:p text:style-name="P35"><text:span text:style-name="T1"/></text:p>
        </text:list-header>
      </text:list>
      <text:h text:style-name="P36" text:outline-level="6"><text:bookmark-start text:name="__RefHeading___Toc5208_2855297167"/>Service<text:bookmark-end text:name="__RefHeading___Toc5208_2855297167"/></text:h>
      <text:p text:style-name="Text_20_body"><text:span text:style-name="T15"/></text:p>
      <text:p text:style-name="P37">O método <text:span text:style-name="T22">PacienteValidationService :: validacaoNaoPodeSerIgual</text:span><text:span text:style-name="T5">(PacienteRecord) é </text:span>o método responsável criar um novo paciente no sistema. Ele possui uma condicional aguardando o status code como resultado da validação dos dados, se a validação vier 200 então a <text:span text:style-name="T23">service </text:span><text:span text:style-name="T1">segue fazendo o processamento dos dados e salvando no banco de dados, para mais detalhes veja a guia </text:span><text:span text:style-name="T24">Validação </text:span><text:span text:style-name="T1">e </text:span><text:span text:style-name="T24">Database.</text:span></text:p>
      <text:p text:style-name="P38"><text:span text:style-name="T14"/></text:p>
      <text:h text:style-name="P36" text:outline-level="6"><text:bookmark-start text:name="__RefHeading___Toc5212_2855297167"/><text:soft-page-break/>Validações<text:bookmark-end text:name="__RefHeading___Toc5212_2855297167"/></text:h>
      <text:p text:style-name="Text_20_body"><text:span text:style-name="T15"/></text:p>
      <text:p text:style-name="P39">No início do método é realizado uma validação com dois campos em destaque a través da classe de serviço <text:span text:style-name="T11">PacienteValidationService</text:span><text:span text:style-name="T22"> </text:span><text:span text:style-name="T11">:: validacaoNaoPodeSerIgual</text:span><text:span text:style-name="T25">(PacienteRecord)</text:span>: O nome completo e o CPF do paciente. A validação irá buscar e comparar no banco de dados se existe algum registro contendo o nome dado ou o CPF dado, caso um dos dois seja verdadeiro a validação é falhada e retorna o código 400 <text:span text:style-name="T23">(Bad request).</text:span></text:p>
      <text:h text:style-name="P36" text:outline-level="6"><text:bookmark-start text:name="__RefHeading___Toc5210_2855297167"/>Database<text:bookmark-end text:name="__RefHeading___Toc5210_2855297167"/></text:h>
      <text:p text:style-name="Text_20_body"><text:bookmark-start text:name="__RefHeading___Toc1894_1001645064"/><text:tab/>Se o processamento passou pela validação e retornou 200, então segue-se na sequencia para cadastrar os dados. É criado um objeto da entidade JPA Paciente e, recebe os valores através de <text:span text:style-name="T23">setters. </text:span>Este procedimento é feito com as três entidades: Paciente, Endereço e Queixa na qual se relacionam entre si. Ao final da registração de cada entidade e elementos é realizada a inserção no banco de dados de forma sincronizada. <text:bookmark-end text:name="__RefHeading___Toc1894_1001645064"/></text:p>
      <text:p text:style-name="P40"><text:span text:style-name="T26"/></text:p>
      <text:p text:style-name="P41"><text:tab/>Para evitar erro no hibernate por conta dos relacionamentos é necessário salvar em ordem os dados, iniciando pelo objeto endereço, depois a queixa e por último o paciente. Esta ordem é expressamente obrigatória.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h text:style-name="P42" text:outline-level="4" text:is-list-header="true"><draw:custom-shape text:anchor-type="paragraph" draw:z-index="23" draw:name="Forma 4" draw:style-name="gr1" draw:text-style-name="P43" svg:width="0.69cm" svg:height="0.736cm" svg:x="8.271cm" svg:y="0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__RefHeading___Toc5203_2855297167 Copia 1"/><text:soft-page-break/>Fluxograma<text:bookmark-end text:name="__RefHeading___Toc5203_2855297167 Copia 1"/></text:h>
      <text:p text:style-name="P44"><draw:line text:anchor-type="paragraph" draw:z-index="24" draw:name="Linha 2" draw:style-name="gr2" draw:text-style-name="P45" svg:x1="8.605cm" svg:y1="0.324cm" svg:x2="8.605cm" svg:y2="1.093cm"><text:p/></draw:line><draw:line text:anchor-type="paragraph" draw:z-index="43" draw:name="Linha 1" draw:style-name="gr2" draw:text-style-name="P45" svg:x1="8.605cm" svg:y1="0.324cm" svg:x2="8.605cm" svg:y2="1.093cm"><text:p/></draw:line><text:span text:style-name="T6"/></text:p>
      <text:h text:style-name="P46" text:outline-level="4"><draw:custom-shape text:anchor-type="paragraph" draw:z-index="0" draw:name="Forma 5" draw:style-name="gr3" draw:text-style-name="P48" svg:width="2.525cm" svg:height="1.086cm" svg:x="7.34cm" svg:y="0.275cm"><text:p text:style-name="P47"><text:span text:style-name="T27">try</text:span></text:p><draw:enhanced-geometry svg:viewBox="0 0 21600 21600" draw:type="rectangle" draw:enhanced-path="M 0 0 L 21600 0 21600 21600 0 21600 0 0 Z N"/></draw:custom-shape></text:h>
      <text:p text:style-name="P49"><draw:line text:anchor-type="paragraph" draw:z-index="28" draw:name="Linha horizontal 6" draw:style-name="gr2" draw:text-style-name="P45" svg:x1="8.601cm" svg:y1="0.432cm" svg:x2="8.601cm" svg:y2="1.238cm"><text:p/></draw:line></text:p>
      <text:p text:style-name="P50"><draw:custom-shape text:anchor-type="paragraph" draw:z-index="2" draw:name="Forma 1" draw:style-name="gr4" draw:text-style-name="P48" svg:width="7.721cm" svg:height="1.086cm" svg:x="4.84cm" svg:y="0.42cm"><text:p text:style-name="P47"><text:span text:style-name="T27">cadastro = createPacienteService</text:span></text:p><draw:enhanced-geometry svg:viewBox="0 0 21600 21600" draw:type="rectangle" draw:enhanced-path="M 0 0 L 21600 0 21600 21600 0 21600 0 0 Z N"/></draw:custom-shape></text:p>
      <text:p text:style-name="P51"><text:tab/></text:p>
      <text:list text:style-name="L3">
        <text:list-item>
          <text:list>
            <text:list-header>
              <text:p text:style-name="P52"><draw:line text:anchor-type="paragraph" draw:z-index="27" draw:name="Linha horizontal 5" draw:style-name="gr2" draw:text-style-name="P45" svg:x1="8.625cm" svg:y1="-0.104cm" svg:x2="8.625cm" svg:y2="0.702cm"><text:p/></draw:line></text:p>
            </text:list-header>
          </text:list>
        </text:list-item>
      </text:list>
      <text:p text:style-name="P53"><draw:custom-shape text:anchor-type="paragraph" draw:z-index="26" draw:name="Forma 7" draw:style-name="gr5" draw:text-style-name="P55" svg:width="4.042cm" svg:height="2.049cm" svg:x="6.593cm" svg:y="-0.106cm"><text:p text:style-name="P54"><text:span text:style-name="T28">cadastro = 20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0" draw:name="Quadro de texto 3" draw:style-name="gr6" draw:text-style-name="P56" svg:width="1.179cm" svg:height="0.47cm" svg:x="-6.426cm" svg:y="0.319cm"><draw:text-box><text:p><text:span text:style-name="T28">sim</text:span></text:p></draw:text-box></draw:frame><draw:frame text:anchor-type="paragraph" draw:z-index="34" draw:name="Quadro de texto 4" draw:style-name="gr6" draw:text-style-name="P56" svg:width="1.179cm" svg:height="0.47cm" svg:x="1.392cm" svg:y="0.272cm"><draw:text-box><text:p><text:span text:style-name="T28">não</text:span></text:p></draw:text-box></draw:frame><text:bookmark-start text:name="__RefHeading___Toc618_3741321351 Copia 1"/><text:tab/><text:tab/><text:bookmark-end text:name="__RefHeading___Toc618_3741321351 Copia 1"/></text:p>
      <text:p text:style-name="P53"><draw:line text:anchor-type="paragraph" draw:z-index="25" draw:name="Linha horizontal 1" draw:style-name="gr2" draw:text-style-name="P45" svg:x1="-6.502cm" svg:y1="0.099cm" svg:x2="-6.502cm" svg:y2="1.655cm"><text:p/></draw:line><draw:line text:anchor-type="paragraph" draw:z-index="29" draw:name="Line 1" draw:style-name="gr2" draw:text-style-name="P45" svg:x1="-4.045cm" svg:y1="0.095cm" svg:x2="-6.514cm" svg:y2="0.099cm"><text:p/></draw:line><draw:line text:anchor-type="paragraph" draw:z-index="32" draw:name="Line 2" draw:style-name="gr2" draw:text-style-name="P45" svg:x1="2.465cm" svg:y1="0.072cm" svg:x2="-0.004cm" svg:y2="0.076cm"><text:p/></draw:line><draw:line text:anchor-type="paragraph" draw:z-index="33" draw:name="Linha horizontal 9" draw:style-name="gr2" draw:text-style-name="P45" svg:x1="2.466cm" svg:y1="0.076cm" svg:x2="2.466cm" svg:y2="3.034cm"><text:p/></draw:line></text:p>
      <text:p text:style-name="P53"/>
      <text:p text:style-name="P53"><draw:custom-shape text:anchor-type="paragraph" draw:z-index="3" draw:name="Forma 2" draw:style-name="gr7" draw:text-style-name="P48" svg:width="7.145cm" svg:height="1.258cm" svg:x="0.453cm" svg:y="-0.007cm"><text:p text:style-name="P47"><text:span text:style-name="T27">status 200 – “Cadastro realizado com </text:span></text:p><text:p text:style-name="P47"><text:span text:style-name="T27">sucesso”</text:span></text:p><draw:enhanced-geometry svg:viewBox="0 0 21600 21600" draw:type="rectangle" draw:enhanced-path="M 0 0 L 21600 0 21600 21600 0 21600 0 0 Z N"/></draw:custom-shape></text:p>
      <text:p text:style-name="P53"><draw:line text:anchor-type="paragraph" draw:z-index="45" draw:name="Linha 5" draw:style-name="gr2" draw:text-style-name="P45" svg:x1="4.084cm" svg:y1="0.419cm" svg:x2="4.084cm" svg:y2="1.188cm"><text:p/></draw:line></text:p>
      <text:p text:style-name="P53"><draw:custom-shape text:anchor-type="paragraph" draw:z-index="31" draw:name="Forma 3" draw:style-name="gr8" draw:text-style-name="P58" svg:width="4.049cm" svg:height="1.952cm" svg:x="11.083cm" svg:y="-0.291cm"><text:p text:style-name="P57"><text:span text:style-name="T28">cadastro = 40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2" draw:name="Forma 10" draw:style-name="gr1" draw:text-style-name="P43" svg:width="0.69cm" svg:height="0.736cm" svg:x="3.724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7" draw:name="Quadro de texto 5" draw:style-name="gr6" draw:text-style-name="P56" svg:width="1.179cm" svg:height="0.47cm" svg:x="8.752cm" svg:y="0.014cm"><draw:text-box><text:p><text:span text:style-name="T28">sim</text:span></text:p></draw:text-box></draw:frame><draw:frame text:anchor-type="paragraph" draw:z-index="39" draw:name="Quadro de texto 6" draw:style-name="gr6" draw:text-style-name="P56" svg:width="1.179cm" svg:height="0.47cm" svg:x="15.688cm" svg:y="0.039cm"><draw:text-box><text:p><text:span text:style-name="T28">não</text:span></text:p></draw:text-box></draw:frame></text:p>
      <text:p text:style-name="P53"><draw:line text:anchor-type="paragraph" draw:z-index="36" draw:name="Line 3" draw:style-name="gr2" draw:text-style-name="P45" svg:x1="11.082cm" svg:y1="-0.125cm" svg:x2="8.613cm" svg:y2="-0.121cm"><text:p/></draw:line><draw:line text:anchor-type="paragraph" draw:z-index="35" draw:name="Linha horizontal 10" draw:style-name="gr2" draw:text-style-name="P45" svg:x1="8.613cm" svg:y1="-0.125cm" svg:x2="8.613cm" svg:y2="1.431cm"><text:p/></draw:line><draw:line text:anchor-type="paragraph" draw:z-index="38" draw:name="Line 4" draw:style-name="gr2" draw:text-style-name="P45" svg:x1="16.791cm" svg:y1="-0.157cm" svg:x2="15.131cm" svg:y2="-0.157cm"><text:p/></draw:line><draw:line text:anchor-type="paragraph" draw:z-index="40" draw:name="Linha horizontal 11" draw:style-name="gr2" draw:text-style-name="P45" svg:x1="16.79cm" svg:y1="-0.157cm" svg:x2="16.79cm" svg:y2="1.399cm"><text:p/></draw:line><draw:frame text:anchor-type="paragraph" draw:z-index="47" draw:name="Quadro de texto 7" draw:style-name="gr6" draw:text-style-name="P56" svg:width="1.179cm" svg:height="0.47cm" svg:x="4.59cm" svg:y="-0.289cm"><draw:text-box><text:p><text:span text:style-name="T28">200</text:span></text:p></draw:text-box></draw:frame></text:p>
      <text:p text:style-name="P53"/>
      <text:p text:style-name="P53"><draw:custom-shape text:anchor-type="paragraph" draw:z-index="4" draw:name="Forma 6" draw:style-name="gr7" draw:text-style-name="P48" svg:width="7.145cm" svg:height="1.258cm" svg:x="5.048cm" svg:y="-0.231cm"><text:p text:style-name="P47"><text:span text:style-name="T27">status 400 – “Paciente já cadastrado”</text:span></text:p><draw:enhanced-geometry svg:viewBox="0 0 21600 21600" draw:type="rectangle" draw:enhanced-path="M 0 0 L 21600 0 21600 21600 0 21600 0 0 Z N"/></draw:custom-shape><draw:custom-shape text:anchor-type="paragraph" draw:z-index="1" draw:name="Forma 27" draw:style-name="gr9" draw:text-style-name="P48" svg:width="4.349cm" svg:height="0.759cm" svg:x="14.577cm" svg:y="-0.235cm"><text:p text:style-name="P47"><text:span text:style-name="T27">RuntimeException</text:span></text:p><draw:enhanced-geometry svg:viewBox="0 0 21600 21600" draw:type="rectangle" draw:enhanced-path="M 0 0 L 21600 0 21600 21600 0 21600 0 0 Z N"/></draw:custom-shape></text:p>
      <text:p text:style-name="P53"><draw:line text:anchor-type="paragraph" draw:z-index="44" draw:name="Linha 3" draw:style-name="gr2" draw:text-style-name="P45" svg:x1="8.605cm" svg:y1="0.195cm" svg:x2="8.605cm" svg:y2="0.964cm"><text:p/></draw:line><draw:line text:anchor-type="paragraph" draw:z-index="46" draw:name="Linha horizontal 12" draw:style-name="gr2" draw:text-style-name="P45" svg:x1="16.828cm" svg:y1="-0.307cm" svg:x2="16.828cm" svg:y2="0.499cm"><text:p/></draw:line></text:p>
      <text:p text:style-name="P53"><draw:custom-shape text:anchor-type="paragraph" draw:z-index="41" draw:name="Forma 8" draw:style-name="gr1" draw:text-style-name="P43" svg:width="0.69cm" svg:height="0.736cm" svg:x="8.269cm" svg:y="0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11" draw:style-name="gr3" draw:text-style-name="P48" svg:width="2.525cm" svg:height="1.086cm" svg:x="15.612cm" svg:y="-0.319cm"><text:p text:style-name="P47"><text:span text:style-name="T27">catch</text:span></text:p><draw:enhanced-geometry svg:viewBox="0 0 21600 21600" draw:type="rectangle" draw:enhanced-path="M 0 0 L 21600 0 21600 21600 0 21600 0 0 Z N"/></draw:custom-shape><draw:frame text:anchor-type="paragraph" draw:z-index="48" draw:name="Quadro de texto 10" draw:style-name="gr6" draw:text-style-name="P56" svg:width="1.179cm" svg:height="0.47cm" svg:x="9.088cm" svg:y="0.321cm"><draw:text-box><text:p><text:span text:style-name="T28">400</text:span></text:p></draw:text-box></draw:frame></text:p>
      <text:p text:style-name="P53"><draw:line text:anchor-type="paragraph" draw:z-index="50" draw:name="Linha 6" draw:style-name="gr2" draw:text-style-name="P45" svg:x1="16.904cm" svg:y1="-0.066cm" svg:x2="16.904cm" svg:y2="0.703cm"><text:p/></draw:line></text:p>
      <text:p text:style-name="P53"><draw:custom-shape text:anchor-type="paragraph" draw:z-index="49" draw:name="Forma 13" draw:style-name="gr1" draw:text-style-name="P43" svg:width="0.69cm" svg:height="0.736cm" svg:x="16.568cm" svg:y="-0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1" draw:name="Quadro de texto 11" draw:style-name="gr6" draw:text-style-name="P56" svg:width="1.179cm" svg:height="0.47cm" svg:x="17.41cm" svg:y="0.067cm"><draw:text-box><text:p><text:span text:style-name="T28">500</text:span></text:p></draw:text-box></draw:frame></text:p>
      <text:p text:style-name="P59"/>
      <text:p text:style-name="P60"/>
      <text:p text:style-name="P61"/>
      <text:p text:style-name="P49"/>
      <text:p text:style-name="P49"/>
      <text:p text:style-name="P49"/>
      <text:h text:style-name="P62" text:outline-level="4" text:is-list-header="true"/>
      <text:h text:style-name="P63" text:outline-level="4"/>
      <text:p text:style-name="P64"/>
      <text:p text:style-name="P64"/>
      <text:p text:style-name="P64"/>
      <text:p text:style-name="P64"/>
      <text:h text:style-name="P18" text:outline-level="2"><text:bookmark-start text:name="__RefHeading___Toc549_32651669321"/><text:soft-page-break/>Frontend<text:bookmark-end text:name="__RefHeading___Toc549_32651669321"/></text:h>
      <text:p text:style-name="P65"/>
      <text:p text:style-name="P65"/>
      <text:h text:style-name="P66" text:outline-level="3"><text:bookmark-start text:name="__RefHeading___Toc549_3265166932 Copia 1"/>Cadastro de Paciente<text:bookmark-end text:name="__RefHeading___Toc549_3265166932 Copia 1"/></text:h>
      <text:p text:style-name="P67"><text:span text:style-name="T29"/></text:p>
      <text:p text:style-name="P68">A função de cadastro de paciente apresenta o componente <text:span text:style-name="T23">cadastro.component</text:span><text:span text:style-name="T1"> como componente do angular responsável pela estrutura, processamento e estilo da tela. Segue a baixo os detalhes.</text:span></text:p>
      <text:p text:style-name="P65"/>
      <text:h text:style-name="P69" text:outline-level="4"><text:bookmark-start text:name="__RefHeading___Toc1708_3265166932111"/><text:span text:style-name="T30">H</text:span>TML<text:bookmark-end text:name="__RefHeading___Toc1708_3265166932111"/></text:h>
      <text:p text:style-name="P70"/>
      <text:p text:style-name="P71">O documento HTML possui uma estrutura de<text:span text:style-name="T23"> </text:span><text:span text:style-name="T31">formulário inserido em uma div composta de um </text:span><text:span text:style-name="T32">container-fuid</text:span><text:span text:style-name="T31"> do </text:span><text:span text:style-name="T32">boostrap</text:span><text:span text:style-name="T31">, e dentro dela adicionado o </text:span><text:span text:style-name="T32">template</text:span><text:span text:style-name="T31"> do menu principal de acordo com a regra de negócio.</text:span></text:p>
      <text:p text:style-name="P72"><text:span text:style-name="T33"/></text:p>
      <text:p text:style-name="P73"><text:span text:style-name="T34">div (container-fluid)</text:span><text:span text:style-name="T35"> &gt; </text:span></text:p>
      <text:p text:style-name="P73"><text:span text:style-name="T35"><text:tab/></text:span><text:span text:style-name="T34">&lt;app-menu-principal&gt;</text:span></text:p>
      <text:p text:style-name="P74"><text:tab/><text:tab/>div &gt;</text:p>
      <text:p text:style-name="P73"><text:span text:style-name="T34"><text:tab/><text:tab/></text:span><text:span text:style-name="T35"><text:tab/>form </text:span><text:span text:style-name="T34">(ng-Submit=’cadastrar()’</text:span><text:span text:style-name="T35"> &gt;</text:span></text:p>
      <text:p text:style-name="P75"><text:tab/><text:tab/><text:tab/><text:span text:style-name="T36">input (text)formControlName="nomeCompleto"</text:span> &gt;<text:tab/></text:p>
      <text:p text:style-name="P75"><text:tab/><text:tab/><text:tab/><text:tab/><text:span text:style-name="T36">div *ngIf&gt;</text:span></text:p>
      <text:p text:style-name="P75"><text:tab/><text:tab/><text:tab/><text:tab/><text:tab/><text:span text:style-name="T36">ng-container &gt;</text:span></text:p>
      <text:p text:style-name="P74"><text:tab/><text:tab/><text:tab/><text:tab/><text:tab/>ng-container &gt;</text:p>
      <text:p text:style-name="P76"/>
      <text:p text:style-name="P76"><text:span text:style-name="T36"><text:tab/><text:tab/><text:tab/>input (text)formControlName="cpf"</text:span> &gt;<text:tab/></text:p>
      <text:p text:style-name="P76"><text:span text:style-name="T36"><text:tab/><text:tab/><text:tab/>input (text)formControlName="email"</text:span> <text:s/>&gt;<text:tab/></text:p>
      <text:p text:style-name="P76"><text:span text:style-name="T36"><text:tab/><text:tab/><text:tab/>input (text)formControlName="telefone"</text:span> <text:s/>&gt;<text:tab/></text:p>
      <text:p text:style-name="P76"><text:span text:style-name="T36"><text:tab/><text:tab/><text:tab/>input (text)formControlName="telefoneContato"</text:span> <text:s/>&gt;<text:tab/></text:p>
      <text:p text:style-name="P76"><text:span text:style-name="T36"><text:tab/><text:tab/><text:tab/>input (text)formControlName="idade"</text:span> <text:s/>&gt;<text:tab/></text:p>
      <text:p text:style-name="P76"><text:span text:style-name="T36"><text:tab/><text:tab/><text:tab/>input (text)formControlName="dataNascimento"</text:span> &gt;<text:tab/></text:p>
      <text:p text:style-name="P76"/>
      <text:p text:style-name="P76"><text:span text:style-name="T36"><text:tab/><text:tab/><text:tab/>select (text)</text:span> <text:span text:style-name="T36">formControlName="estadoCivil" </text:span>&gt;</text:p>
      <text:p text:style-name="P76"><text:tab/><text:tab/><text:tab/><text:tab/><text:span text:style-name="T36">option (solteiro)&gt;</text:span></text:p>
      <text:p text:style-name="P76"><text:tab/><text:tab/><text:tab/><text:tab/><text:span text:style-name="T36">option (casado)&gt;</text:span></text:p>
      <text:p text:style-name="P76"><text:tab/><text:tab/><text:tab/><text:tab/><text:span text:style-name="T36">option (divorciado)&gt;</text:span></text:p>
      <text:p text:style-name="P76"><text:tab/><text:tab/><text:tab/><text:tab/><text:span text:style-name="T36">option (viuvo)&gt;</text:span></text:p>
      <text:p text:style-name="P76"/>
      <text:p text:style-name="P76"><text:span text:style-name="T36"><text:tab/><text:tab/><text:tab/>select (text) formControlName="filhos"</text:span> &gt;<text:tab/></text:p>
      <text:p text:style-name="P76"><text:tab/><text:tab/><text:tab/><text:tab/><text:span text:style-name="T36">option (sim)&gt;</text:span></text:p>
      <text:p text:style-name="P76"><text:tab/><text:tab/><text:tab/><text:tab/><text:span text:style-name="T36">option (não)&gt;</text:span></text:p>
      <text:p text:style-name="P76"/>
      <text:p text:style-name="P76"/>
      <text:p text:style-name="P76"/>
      <text:p text:style-name="P76"/>
      <text:p text:style-name="P76"/>
      <text:p text:style-name="P75"/>
      <text:p text:style-name="P73"><text:soft-page-break/><text:span text:style-name="T35"><text:tab/><text:tab/><text:tab/></text:span><text:span text:style-name="T34">select (text) formControlName="grauEscolaridade"</text:span><text:span text:style-name="T35"> &gt;<text:tab/></text:span></text:p>
      <text:p text:style-name="P77"><text:tab/><text:tab/><text:tab/><text:tab/><text:span text:style-name="T36">option (Doutorado)&gt;</text:span></text:p>
      <text:p text:style-name="P77"><text:tab/><text:tab/><text:tab/><text:tab/><text:span text:style-name="T36">option (Ensino Fundamental Completo)&gt;</text:span></text:p>
      <text:p text:style-name="P77"><text:tab/><text:tab/><text:tab/><text:tab/><text:span text:style-name="T36">option (Ensino Fundamental Incompleto)&gt;</text:span></text:p>
      <text:p text:style-name="P77"><text:tab/><text:tab/><text:tab/><text:tab/><text:span text:style-name="T36">option (Ensino Médio Completo)&gt;</text:span></text:p>
      <text:p text:style-name="P77"><text:tab/><text:tab/><text:tab/><text:tab/><text:span text:style-name="T36">option (Ensino Médio Incompleto)&gt;</text:span></text:p>
      <text:p text:style-name="P77"><text:tab/><text:tab/><text:tab/><text:tab/><text:span text:style-name="T36">option (Ensino Superior Completo)&gt;</text:span></text:p>
      <text:p text:style-name="P77"><text:tab/><text:tab/><text:tab/><text:tab/><text:span text:style-name="T36">option (Ensino Superior Incompleto)&gt;</text:span></text:p>
      <text:p text:style-name="P77"><text:tab/><text:tab/><text:tab/><text:tab/><text:span text:style-name="T36">option (Mestrado)&gt;</text:span></text:p>
      <text:p text:style-name="P77"><text:tab/><text:tab/><text:tab/><text:tab/><text:span text:style-name="T36">option (Pós-graduação)&gt;</text:span></text:p>
      <text:p text:style-name="P77"/>
      <text:p text:style-name="P77"/>
      <text:p text:style-name="P77"><text:span text:style-name="T36"><text:tab/><text:tab/><text:tab/>input (text)formControlName="profissao"</text:span> &gt;</text:p>
      <text:p text:style-name="P73"><text:span text:style-name="T35"/></text:p>
      <text:p text:style-name="P78"><text:span text:style-name="T34"><text:tab/><text:tab/><text:tab/>select (text) formControlName="perfil"</text:span><text:span text:style-name="T35"> &gt;<text:tab/></text:span></text:p>
      <text:p text:style-name="P77"><text:tab/><text:tab/><text:tab/><text:tab/><text:span text:style-name="T36">option {</text:span><text:span text:style-name="T37">{(lista</text:span><text:span text:style-name="T36">)}}&gt;</text:span></text:p>
      <text:p text:style-name="P73"><text:span text:style-name="T35"/></text:p>
      <text:p text:style-name="P73"><text:span text:style-name="T35"/></text:p>
      <text:p text:style-name="P77"><text:span text:style-name="T36"><text:tab/><text:tab/><text:tab/>input (text)formControlName="rua"</text:span> &gt;<text:tab/></text:p>
      <text:p text:style-name="P77"><text:span text:style-name="T36"><text:tab/><text:tab/><text:tab/>input (text)formControlName="numero"</text:span> <text:s/>&gt;<text:tab/></text:p>
      <text:p text:style-name="P77"><text:span text:style-name="T36"><text:tab/><text:tab/><text:tab/>input (text)formControlName="complemento"</text:span> <text:s/>&gt;<text:tab/></text:p>
      <text:p text:style-name="P77"><text:span text:style-name="T36"><text:tab/><text:tab/><text:tab/>input (text)formControlName="bairro"</text:span> <text:s/>&gt;<text:tab/></text:p>
      <text:p text:style-name="P77"><text:span text:style-name="T36"><text:tab/><text:tab/><text:tab/>input (text)formControlName="cidade"</text:span> <text:s/>&gt;<text:tab/></text:p>
      <text:p text:style-name="P73"><text:span text:style-name="T35"/></text:p>
      <text:p text:style-name="P73"><text:span text:style-name="T35"/></text:p>
      <text:p text:style-name="P78"><text:span text:style-name="T34"><text:tab/><text:tab/><text:tab/>select (text) formControlName="perfil"</text:span><text:span text:style-name="T35"> &gt;<text:tab/></text:span></text:p>
      <text:p text:style-name="P77"><text:tab/><text:tab/><text:tab/><text:tab/><text:span text:style-name="T36">option {</text:span><text:span text:style-name="T37">{(lista</text:span><text:span text:style-name="T36">)}}&gt;</text:span></text:p>
      <text:p text:style-name="P77"/>
      <text:p text:style-name="P77"><text:span text:style-name="T36"><text:tab/><text:tab/><text:tab/>input (text)formControlName="cep"</text:span> <text:s/>&gt;</text:p>
      <text:p text:style-name="P77"><text:span text:style-name="T36"><text:tab/><text:tab/><text:tab/>input (text</text:span><text:span text:style-name="T37">area</text:span><text:span text:style-name="T36">)formControlName="queixa"</text:span> <text:s/>&gt;<text:tab/></text:p>
      <text:p text:style-name="P77"/>
      <text:p text:style-name="P77"><text:span text:style-name="T36"><text:tab/><text:tab/><text:tab/></text:span><text:span text:style-name="T37">button</text:span><text:span text:style-name="T36"> (</text:span><text:span text:style-name="T37">submit</text:span><text:span text:style-name="T36">)</text:span> &gt;<text:tab/></text:p>
      <text:p text:style-name="P73"><text:span text:style-name="T35"/></text:p>
      <text:p text:style-name="P79"><text:span text:style-name="T35"><text:tab/><text:tab/><text:tab/></text:span><text:span text:style-name="T34">div </text:span><text:span text:style-name="T38">*ngIf </text:span><text:span text:style-name="T34">&gt;<text:tab/></text:span></text:p>
      <text:p text:style-name="P79"><text:span text:style-name="T34"><text:tab/><text:tab/><text:tab/><text:tab/></text:span><text:span text:style-name="T38">img &gt;</text:span></text:p>
      <text:p text:style-name="P79"><text:span text:style-name="T38"/></text:p>
      <text:p text:style-name="P80"><text:tab/><text:tab/><text:tab/></text:p>
      <text:p text:style-name="P81"><text:tab/></text:p>
      <text:p text:style-name="P82"><text:s/></text:p>
      <text:h text:style-name="P83" text:outline-level="4"/>
      <text:p text:style-name="P84"/>
      <text:h text:style-name="P83" text:outline-level="4"/>
      <text:p text:style-name="P84"/>
      <text:p text:style-name="P84"/>
      <text:h text:style-name="P85" text:outline-level="4"/>
      <text:p text:style-name="P70"/>
      <text:p text:style-name="P70"/>
      <text:h text:style-name="P85" text:outline-level="4"><text:bookmark-start text:name="__RefHeading___Toc1715_326516693211"/><text:soft-page-break/><text:span text:style-name="T39">S</text:span>cript<text:bookmark-end text:name="__RefHeading___Toc1715_326516693211"/></text:h>
      <text:p text:style-name="P70"/>
      <text:p text:style-name="P86">O script <text:span text:style-name="T40">desta funcionalidade segue uma lógica para atender às exigências do servidor quanto ao recebimento dos dados. Segue abaixo os detalhes</text:span></text:p>
      <text:p text:style-name="P86"><text:span text:style-name="T40"/></text:p>
      <text:p text:style-name="P86"/>
      <text:h text:style-name="P87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88"/>
      <text:h text:style-name="P89" text:outline-level="6"><text:bookmark-start text:name="__RefHeading___Toc1708_326516693211 Copia 1"/>Lista sequencial de funcionalidades resumida<text:bookmark-end text:name="__RefHeading___Toc1708_326516693211 Copia 1"/></text:h>
      <text:p text:style-name="P44"><text:span text:style-name="T15"/></text:p>
      <text:list text:style-name="L4">
        <text:list-item>
          <text:p text:style-name="P90"><text:span text:style-name="T15">CadastroComponent :: cadastrar</text:span><text:span text:style-name="T41">(): Promise&lt;void&gt;</text:span></text:p>
        </text:list-item>
        <text:list-item>
          <text:p text:style-name="P91">CreateService :: registerPatient(paciente: PacienteInterface): Promise&lt;boolean&gt;</text:p>
        </text:list-item>
        <text:list-item>
          <text:p text:style-name="P91">HttpClient :: post&lt;PacienteInterface&gt;(url: string, body: any, options: {})</text:p>
        </text:list-item>
      </text:list>
      <text:p text:style-name="P88"/>
      <text:h text:style-name="P89" text:outline-level="6"><text:bookmark-start text:name="__RefHeading___Toc7284_2855297167"/>Lista sequencial de funcionalidades detalhada<text:bookmark-end text:name="__RefHeading___Toc7284_2855297167"/></text:h>
      <text:p text:style-name="P88"/>
      <text:p text:style-name="P92">CadastroComponent</text:p>
      <text:p text:style-name="P92"><text:span text:style-name="T2">Esta classe gerencia os dados de entrada do usuário no formulário. Ao dar </text:span><text:span text:style-name="T42">submit</text:span><text:span text:style-name="T43"> o sistema invoca o método </text:span><text:span text:style-name="T42">cadastrar </text:span><text:span text:style-name="T43">preenchendo os dados em um objeto no mesmo formato e layout que o servidor espera. Os dados são sincronizados via </text:span><text:span text:style-name="T42">FormGroup </text:span><text:span text:style-name="T43">usando </text:span><text:span text:style-name="T42">getters</text:span><text:span text:style-name="T43"> para recuperar os valores passados com os valores pronto é acionada a API </text:span><text:span text:style-name="T42">registerPatient </text:span><text:span text:style-name="T43"><text:s/>para enviar os dados.</text:span></text:p>
      <text:p text:style-name="P92"><text:span text:style-name="T43"/></text:p>
      <text:p text:style-name="P93">CreateService – registerPatient</text:p>
      <text:p text:style-name="P92"><text:span text:style-name="T43">O método da </text:span><text:span text:style-name="T42">service</text:span><text:span text:style-name="T43"> </text:span><text:span text:style-name="T42">CreateService</text:span><text:span text:style-name="T43"> é um método que retorna uma </text:span><text:span text:style-name="T42">Promise</text:span><text:span text:style-name="T43"> javascript com o a resposta do servidor. Seu método de envio é </text:span><text:span text:style-name="T42">HttpClient </text:span><text:span text:style-name="T44">utilizando o método POST de um tipo de dado </text:span><text:span text:style-name="T45">PacienteInterface</text:span><text:span text:style-name="T44">. A arquitetura do </text:span><text:span text:style-name="T45">subscribe</text:span><text:span text:style-name="T44"> é utilizada em sua última versão utilizando </text:span><text:span text:style-name="T45">next </text:span><text:span text:style-name="T44">no </text:span><text:span text:style-name="T45">response</text:span><text:span text:style-name="T44"> é </text:span><text:span text:style-name="T45">error</text:span><text:span text:style-name="T44"> para tratamento de erro no response.</text:span></text:p>
      <text:list text:style-name="L5">
        <text:list-item>
          <text:p text:style-name="P94"><text:span text:style-name="T46">next</text:span><text:span text:style-name="T44"> – </text:span><text:span text:style-name="T47">O </text:span><text:span text:style-name="T48">next</text:span><text:span text:style-name="T47"> utiliza um response do tipo </text:span><text:span text:style-name="T48">HttpResponse</text:span><text:span text:style-name="T47"> podendo acessar alguns recursos de resposta com seu tipo </text:span><text:span text:style-name="T48">any </text:span><text:span text:style-name="T47">para facilitar a interpretação de resposta do servidor. Ao chegar a resposta é implementada uma condicional que verifica se houve resposta do servidor e, se o status retornada é 200, se sim, então o </text:span><text:span text:style-name="T48">resolve</text:span><text:span text:style-name="T47"> da </text:span><text:span text:style-name="T48">Promise</text:span><text:span text:style-name="T47"> é invocada fornecendo o valor </text:span><text:span text:style-name="T48">true</text:span><text:span text:style-name="T47"> como retorno.</text:span></text:p>
        </text:list-item>
        <text:list-item>
          <text:p text:style-name="P95"><text:span text:style-name="T46">error</text:span><text:span text:style-name="T44"> – Caso a condicional do </text:span><text:span text:style-name="T49">next</text:span><text:span text:style-name="T44"> não receba um </text:span><text:span text:style-name="T49">status code</text:span><text:span text:style-name="T44"> 200 o error é acionado e a resposta do servidor será armazenada dentro da variável </text:span><text:span text:style-name="T49">errorResponse</text:span><text:span text:style-name="T44"> do tipo </text:span><text:span text:style-name="T49">HttpErrorResponse.</text:span><text:span text:style-name="T44"> Uma condicional aninhada é aplicada para analisar o </text:span><text:span text:style-name="T49">status code </text:span><text:span text:style-name="T44">do </text:span><text:soft-page-break/><text:span text:style-name="T49">response</text:span><text:span text:style-name="T44"> se o código está vindo como 400 </text:span><text:span text:style-name="T49">(bad request)</text:span><text:span text:style-name="T44"> ou 500 </text:span><text:span text:style-name="T49">(internal server error)</text:span><text:span text:style-name="T44">, em qualquer condicional acionada é emitida mensagens de erro na tela para o usuário informando o ocorrido.</text:span></text:p>
        </text:list-item>
      </text:list>
      <text:p text:style-name="P92"><text:span text:style-name="T43"/></text:p>
      <text:h text:style-name="P96" text:outline-level="6"><draw:custom-shape text:anchor-type="paragraph" draw:z-index="73" draw:name="Forma 23" draw:style-name="gr1" draw:text-style-name="P43" svg:width="0.69cm" svg:height="0.736cm" svg:x="8.271cm" svg:y="0.2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__RefHeading___Toc7286_2855297167"/><text:span text:style-name="T6">Fluxograma</text:span><text:bookmark-end text:name="__RefHeading___Toc7286_2855297167"/></text:h>
      <text:list text:style-name="L6">
        <text:list-header>
          <text:p text:style-name="P97"><draw:line text:anchor-type="paragraph" draw:z-index="52" draw:name="Linha 4" draw:style-name="gr2" draw:text-style-name="P45" svg:x1="8.605cm" svg:y1="0.324cm" svg:x2="8.605cm" svg:y2="1.093cm"><text:p/></draw:line><draw:line text:anchor-type="paragraph" draw:z-index="69" draw:name="Linha 7" draw:style-name="gr2" draw:text-style-name="P45" svg:x1="8.605cm" svg:y1="0.324cm" svg:x2="8.605cm" svg:y2="1.093cm"><text:p/></draw:line><text:span text:style-name="T6"/></text:p>
          <text:list>
            <text:list-item>
              <text:list>
                <text:list-item>
                  <text:list>
                    <text:list-header>
                      <text:h text:style-name="P98" text:outline-level="4" text:restart-numbering="true" text:start-value="-1"><draw:custom-shape text:anchor-type="paragraph" draw:z-index="6" draw:name="Forma 9" draw:style-name="gr10" draw:text-style-name="P48" svg:width="6.711cm" svg:height="1.086cm" svg:x="5.221cm" svg:y="0.298cm"><text:p text:style-name="P47"><text:span text:style-name="T27">Cria um objeto pacienteCadastro</text:span></text:p><draw:enhanced-geometry svg:viewBox="0 0 21600 21600" draw:type="rectangle" draw:enhanced-path="M 0 0 L 21600 0 21600 21600 0 21600 0 0 Z N"/></draw:custom-shape></text:h>
                    </text:list-header>
                  </text:list>
                </text:list-item>
              </text:list>
            </text:list-item>
          </text:list>
          <text:p text:style-name="P99"><draw:line text:anchor-type="paragraph" draw:z-index="56" draw:name="Linha horizontal 4" draw:style-name="gr2" draw:text-style-name="P45" svg:x1="8.601cm" svg:y1="0.432cm" svg:x2="8.601cm" svg:y2="1.238cm"><text:p/></draw:line></text:p>
          <text:p text:style-name="P100"><draw:custom-shape text:anchor-type="paragraph" draw:z-index="8" draw:name="Forma 14" draw:style-name="gr4" draw:text-style-name="P48" svg:width="7.721cm" svg:height="1.086cm" svg:x="4.84cm" svg:y="0.42cm"><text:p text:style-name="P47"><text:span text:style-name="T27">SendDataAPI = registerPatient</text:span></text:p><draw:enhanced-geometry svg:viewBox="0 0 21600 21600" draw:type="rectangle" draw:enhanced-path="M 0 0 L 21600 0 21600 21600 0 21600 0 0 Z N"/></draw:custom-shape></text:p>
          <text:p text:style-name="P101"><text:tab/></text:p>
          <text:list text:continue-numbering="true">
            <text:list-header>
              <text:p text:style-name="P100"><draw:line text:anchor-type="paragraph" draw:z-index="55" draw:name="Linha horizontal 3" draw:style-name="gr2" draw:text-style-name="P45" svg:x1="8.625cm" svg:y1="-0.104cm" svg:x2="8.625cm" svg:y2="0.702cm"><text:p/></draw:line></text:p>
            </text:list-header>
          </text:list>
          <text:p text:style-name="P102"><draw:custom-shape text:anchor-type="paragraph" draw:z-index="11" draw:name="Forma 25" draw:style-name="gr11" draw:text-style-name="P48" svg:width="2.913cm" svg:height="0.759cm" svg:x="7.17cm" svg:y="-0.118cm"><text:p text:style-name="P47"><text:span text:style-name="T27">next</text:span></text:p><draw:enhanced-geometry svg:viewBox="0 0 21600 21600" draw:type="rectangle" draw:enhanced-path="M 0 0 L 21600 0 21600 21600 0 21600 0 0 Z N"/></draw:custom-shape><text:bookmark-start text:name="__RefHeading___Toc618_3741321351 Copia 1 Copy 1"/><text:tab/><text:tab/><text:bookmark-end text:name="__RefHeading___Toc618_3741321351 Copia 1 Copy 1"/></text:p>
        </text:list-header>
      </text:list>
      <text:p text:style-name="P103"><draw:line text:anchor-type="paragraph" draw:z-index="71" draw:name="Linha 9" draw:style-name="gr2" draw:text-style-name="P45" svg:x1="8.654cm" svg:y1="-0.165cm" svg:x2="8.654cm" svg:y2="0.604cm"><text:p/></draw:line></text:p>
      <text:p text:style-name="P103"><draw:custom-shape text:anchor-type="paragraph" draw:z-index="54" draw:name="Forma 18" draw:style-name="gr5" draw:text-style-name="P55" svg:width="4.042cm" svg:height="2.049cm" svg:x="6.634cm" svg:y="-0.219cm"><text:p text:style-name="P54"><text:span text:style-name="T28">status = 20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58" draw:name="Quadro de texto 1" draw:style-name="gr6" draw:text-style-name="P56" svg:width="1.179cm" svg:height="0.47cm" svg:x="-6.449cm" svg:y="0.12cm"><draw:text-box><text:p><text:span text:style-name="T28">sim</text:span></text:p></draw:text-box></draw:frame><draw:frame text:anchor-type="paragraph" draw:z-index="62" draw:name="Quadro de texto 2" draw:style-name="gr6" draw:text-style-name="P56" svg:width="1.179cm" svg:height="0.47cm" svg:x="1.177cm" svg:y="0.108cm"><draw:text-box><text:p><text:span text:style-name="T28">não</text:span></text:p></draw:text-box></draw:frame></text:p>
      <text:p text:style-name="P103"><draw:line text:anchor-type="paragraph" draw:z-index="60" draw:name="Line 6" draw:style-name="gr2" draw:text-style-name="P45" svg:x1="2.465cm" svg:y1="0.007cm" svg:x2="-0.004cm" svg:y2="0.011cm"><text:p/></draw:line><draw:line text:anchor-type="paragraph" draw:z-index="61" draw:name="Linha horizontal 7" draw:style-name="gr2" draw:text-style-name="P45" svg:x1="2.466cm" svg:y1="0.011cm" svg:x2="2.466cm" svg:y2="1.733cm"><text:p/></draw:line><draw:line text:anchor-type="paragraph" draw:z-index="53" draw:name="Linha horizontal 2" draw:style-name="gr2" draw:text-style-name="P45" svg:x1="-6.514cm" svg:y1="0.011cm" svg:x2="-6.514cm" svg:y2="1.567cm"><text:p/></draw:line><draw:line text:anchor-type="paragraph" draw:z-index="57" draw:name="Line 5" draw:style-name="gr2" draw:text-style-name="P45" svg:x1="-4.045cm" svg:y1="0.007cm" svg:x2="-6.514cm" svg:y2="0.011cm"><text:p/></draw:line></text:p>
      <text:p text:style-name="P103"/>
      <text:p text:style-name="P103"><draw:custom-shape text:anchor-type="paragraph" draw:z-index="13" draw:name="Forma 28" draw:style-name="gr9" draw:text-style-name="P48" svg:width="4.349cm" svg:height="0.759cm" svg:x="10.896cm" svg:y="0.138cm"><text:p text:style-name="P47"><text:span text:style-name="T27">resolve(false)</text:span></text:p><draw:enhanced-geometry svg:viewBox="0 0 21600 21600" draw:type="rectangle" draw:enhanced-path="M 0 0 L 21600 0 21600 21600 0 21600 0 0 Z N"/></draw:custom-shape><draw:custom-shape text:anchor-type="paragraph" draw:z-index="12" draw:name="Forma 26" draw:style-name="gr9" draw:text-style-name="P48" svg:width="4.349cm" svg:height="0.759cm" svg:x="2.092cm" svg:y="-0.055cm"><text:p text:style-name="P47"><text:span text:style-name="T27">resolve(true)</text:span></text:p><draw:enhanced-geometry svg:viewBox="0 0 21600 21600" draw:type="rectangle" draw:enhanced-path="M 0 0 L 21600 0 21600 21600 0 21600 0 0 Z N"/></draw:custom-shape></text:p>
      <text:list text:continue-numbering="true" text:style-name="L6">
        <text:list-header>
          <text:p text:style-name="P102"><draw:line text:anchor-type="paragraph" draw:z-index="74" draw:name="Linha 11" draw:style-name="gr2" draw:text-style-name="P45" svg:x1="13.152cm" svg:y1="0.091cm" svg:x2="13.152cm" svg:y2="0.86cm"><text:p/></draw:line><draw:line text:anchor-type="paragraph" draw:z-index="82" draw:name="Linha horizontal 18" draw:style-name="gr2" draw:text-style-name="P45" svg:x1="4.115cm" svg:y1="-0.101cm" svg:x2="4.09cm" svg:y2="8.726cm"><text:p/></draw:line></text:p>
          <text:p text:style-name="P102"><draw:custom-shape text:anchor-type="paragraph" draw:z-index="59" draw:name="Forma 19" draw:style-name="gr8" draw:text-style-name="P58" svg:width="4.049cm" svg:height="1.952cm" svg:x="11.13cm" svg:y="0.069cm"><text:p text:style-name="P57"><text:span text:style-name="T28">status = 40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67" draw:name="Quadro de texto 9" draw:style-name="gr6" draw:text-style-name="P56" svg:width="1.179cm" svg:height="0.47cm" svg:x="15.831cm" svg:y="0.314cm"><draw:text-box><text:p><text:span text:style-name="T28">não</text:span></text:p></draw:text-box></draw:frame><draw:frame text:anchor-type="paragraph" draw:z-index="65" draw:name="Quadro de texto 8" draw:style-name="gr6" draw:text-style-name="P56" svg:width="1.179cm" svg:height="0.47cm" svg:x="9.523cm" svg:y="0.351cm"><draw:text-box><text:p><text:span text:style-name="T28">sim</text:span></text:p></draw:text-box></draw:frame></text:p>
          <text:p text:style-name="P102"><draw:line text:anchor-type="paragraph" draw:z-index="64" draw:name="Line 7" draw:style-name="gr2" draw:text-style-name="P45" svg:x1="11.131cm" svg:y1="0.235cm" svg:x2="9.335cm" svg:y2="0.239cm"><text:p/></draw:line><draw:line text:anchor-type="paragraph" draw:z-index="66" draw:name="Line 8" draw:style-name="gr2" draw:text-style-name="P45" svg:x1="17.007cm" svg:y1="0.226cm" svg:x2="15.178cm" svg:y2="0.226cm"><text:p/></draw:line><draw:line text:anchor-type="paragraph" draw:z-index="63" draw:name="Linha horizontal 8" draw:style-name="gr2" draw:text-style-name="P45" svg:x1="9.334cm" svg:y1="0.238cm" svg:x2="9.334cm" svg:y2="1.794cm"><text:p/></draw:line><draw:line text:anchor-type="paragraph" draw:z-index="68" draw:name="Linha horizontal 13" draw:style-name="gr2" draw:text-style-name="P45" svg:x1="17.007cm" svg:y1="0.226cm" svg:x2="17.007cm" svg:y2="1.782cm"><text:p/></draw:line></text:p>
        </text:list-header>
      </text:list>
      <text:p text:style-name="P103"/>
      <text:p text:style-name="P103"><draw:custom-shape text:anchor-type="paragraph" draw:z-index="10" draw:name="Forma 24" draw:style-name="gr12" draw:text-style-name="P48" svg:width="5.102cm" svg:height="0.759cm" svg:x="6.807cm" svg:y="0.196cm"><text:p text:style-name="P47"><text:span text:style-name="T27">“</text:span><text:span text:style-name="T27">Paciente já cadastrado”</text:span></text:p><draw:enhanced-geometry svg:viewBox="0 0 21600 21600" draw:type="rectangle" draw:enhanced-path="M 0 0 L 21600 0 21600 21600 0 21600 0 0 Z N"/></draw:custom-shape><draw:line text:anchor-type="paragraph" draw:z-index="77" draw:name="Line 10" draw:style-name="gr2" draw:text-style-name="P45" svg:x1="15.228cm" svg:y1="0.173cm" svg:x2="17.008cm" svg:y2="0.173cm"><text:p/></draw:line><draw:line text:anchor-type="paragraph" draw:z-index="78" draw:name="Linha horizontal 15" draw:style-name="gr2" draw:text-style-name="P45" svg:x1="15.228cm" svg:y1="0.173cm" svg:x2="15.228cm" svg:y2="0.771cm"><text:p/></draw:line></text:p>
      <text:p text:style-name="P103"><draw:custom-shape text:anchor-type="paragraph" draw:z-index="75" draw:name="Forma 29" draw:style-name="gr13" draw:text-style-name="P58" svg:width="3.137cm" svg:height="1.74cm" svg:x="13.656cm" svg:y="-0.011cm"><text:p text:style-name="P57"><text:span text:style-name="T28">status = 50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81" draw:name="Linha horizontal 17" draw:style-name="gr2" draw:text-style-name="P45" svg:x1="9.329cm" svg:y1="0.15cm" svg:x2="9.334cm" svg:y2="4.704cm"><text:p/></draw:line></text:p>
      <text:p text:style-name="P103"><draw:line text:anchor-type="paragraph" draw:z-index="76" draw:name="Line 9" draw:style-name="gr2" draw:text-style-name="P45" svg:x1="13.656cm" svg:y1="0.048cm" svg:x2="12.414cm" svg:y2="0.048cm"><text:p/></draw:line><draw:line text:anchor-type="paragraph" draw:z-index="79" draw:name="Linha horizontal 16" draw:style-name="gr2" draw:text-style-name="P45" svg:x1="12.414cm" svg:y1="0.048cm" svg:x2="12.414cm" svg:y2="1.604cm"><text:p/></draw:line></text:p>
      <text:p text:style-name="P103"/>
      <text:p text:style-name="P103"><draw:custom-shape text:anchor-type="paragraph" draw:z-index="14" draw:name="Forma 30" draw:style-name="gr12" draw:text-style-name="P48" svg:width="5.102cm" svg:height="0.759cm" svg:x="9.911cm" svg:y="-0.011cm"><text:p text:style-name="P47"><text:span text:style-name="T27">“</text:span><text:span text:style-name="T27">Erro interno”</text:span></text:p><draw:enhanced-geometry svg:viewBox="0 0 21600 21600" draw:type="rectangle" draw:enhanced-path="M 0 0 L 21600 0 21600 21600 0 21600 0 0 Z N"/></draw:custom-shape></text:p>
      <text:p text:style-name="P103"><draw:line text:anchor-type="paragraph" draw:z-index="83" draw:name="Linha horizontal 20" draw:style-name="gr2" draw:text-style-name="P45" svg:x1="12.455cm" svg:y1="-0.056cm" svg:x2="12.455cm" svg:y2="1.5cm"><text:p/></draw:line></text:p>
      <text:list text:continue-numbering="true" text:style-name="L6">
        <text:list-header>
          <text:p text:style-name="P102"/>
          <text:p text:style-name="P102"><draw:line text:anchor-type="paragraph" draw:z-index="84" draw:name="Line 11" draw:style-name="gr2" draw:text-style-name="P45" svg:x1="12.454cm" svg:y1="-0.11cm" svg:x2="4.09cm" svg:y2="-0.122cm"><text:p/></draw:line><draw:line text:anchor-type="paragraph" draw:z-index="85" draw:name="Linha horizontal 19" draw:style-name="gr2" draw:text-style-name="P45" svg:x1="8.398cm" svg:y1="-0.121cm" svg:x2="8.398cm" svg:y2="1.435cm"><text:p/></draw:line></text:p>
          <text:p text:style-name="P102"/>
        </text:list-header>
      </text:list>
      <text:p text:style-name="P103"><draw:line text:anchor-type="paragraph" draw:z-index="86" draw:name="Linha horizontal 21" draw:style-name="gr2" draw:text-style-name="P45" svg:x1="8.421cm" svg:y1="-0.957cm" svg:x2="8.421cm" svg:y2="0.599cm"><text:p/></draw:line><text:soft-page-break/></text:p>
      <text:p text:style-name="P103"><draw:custom-shape text:anchor-type="paragraph" draw:z-index="87" draw:name="Forma 21" draw:style-name="gr5" draw:text-style-name="P55" svg:width="4.042cm" svg:height="2.049cm" svg:x="6.392cm" svg:y="-0.203cm"><text:p text:style-name="P54"><text:span text:style-name="T28">sendDataAPI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90" draw:name="Quadro de texto 15" draw:style-name="gr6" draw:text-style-name="P56" svg:width="1.179cm" svg:height="0.47cm" svg:x="-6.465cm" svg:y="0.146cm"><draw:text-box><text:p><text:span text:style-name="T28">sim</text:span></text:p></draw:text-box></draw:frame><draw:frame text:anchor-type="paragraph" draw:z-index="93" draw:name="Quadro de texto 16" draw:style-name="gr6" draw:text-style-name="P56" svg:width="1.179cm" svg:height="0.47cm" svg:x="1.321cm" svg:y="0.182cm"><draw:text-box><text:p><text:span text:style-name="T28">não</text:span></text:p></draw:text-box></draw:frame></text:p>
      <text:p text:style-name="P103"><draw:line text:anchor-type="paragraph" draw:z-index="88" draw:name="Linha horizontal 22" draw:style-name="gr2" draw:text-style-name="P45" svg:x1="-6.514cm" svg:y1="0.027cm" svg:x2="-6.514cm" svg:y2="1.583cm"><text:p/></draw:line><draw:line text:anchor-type="paragraph" draw:z-index="89" draw:name="Line 12" draw:style-name="gr2" draw:text-style-name="P45" svg:x1="-4.045cm" svg:y1="0.023cm" svg:x2="-6.514cm" svg:y2="0.027cm"><text:p/></draw:line><draw:line text:anchor-type="paragraph" draw:z-index="91" draw:name="Line 13" draw:style-name="gr2" draw:text-style-name="P45" svg:x1="2.465cm" svg:y1="-0.002cm" svg:x2="-0.004cm" svg:y2="0.002cm"><text:p/></draw:line><draw:line text:anchor-type="paragraph" draw:z-index="92" draw:name="Linha horizontal 23" draw:style-name="gr2" draw:text-style-name="P45" svg:x1="2.466cm" svg:y1="0.002cm" svg:x2="2.466cm" svg:y2="1.724cm"><text:p/></draw:line></text:p>
      <text:p text:style-name="P103"/>
      <text:p text:style-name="P103"><draw:custom-shape text:anchor-type="paragraph" draw:z-index="9" draw:name="Forma 16" draw:style-name="gr14" draw:text-style-name="P48" svg:width="4.022cm" svg:height="1.017cm" svg:x="1.969cm" svg:y="-0.037cm"><text:p text:style-name="P47"><text:span text:style-name="T27">Ativa loading</text:span></text:p><draw:enhanced-geometry svg:viewBox="0 0 21600 21600" draw:type="rectangle" draw:enhanced-path="M 0 0 L 21600 0 21600 21600 0 21600 0 0 Z N"/></draw:custom-shape><draw:custom-shape text:anchor-type="paragraph" draw:z-index="22" draw:name="Forma 36" draw:style-name="gr14" draw:text-style-name="P48" svg:width="4.022cm" svg:height="1.017cm" svg:x="10.94cm" svg:y="0.131cm"><text:p text:style-name="P47"><text:span text:style-name="T27">Desativa loading</text:span></text:p><draw:enhanced-geometry svg:viewBox="0 0 21600 21600" draw:type="rectangle" draw:enhanced-path="M 0 0 L 21600 0 21600 21600 0 21600 0 0 Z N"/></draw:custom-shape></text:p>
      <text:p text:style-name="P103"><draw:line text:anchor-type="paragraph" draw:z-index="70" draw:name="Linha 8" draw:style-name="gr2" draw:text-style-name="P45" svg:x1="3.913cm" svg:y1="0.174cm" svg:x2="3.913cm" svg:y2="0.943cm"><text:p/></draw:line><draw:line text:anchor-type="paragraph" draw:z-index="94" draw:name="Linha 12" draw:style-name="gr2" draw:text-style-name="P45" svg:x1="3.913cm" svg:y1="0.174cm" svg:x2="3.913cm" svg:y2="0.943cm"><text:p/></draw:line><draw:line text:anchor-type="paragraph" draw:z-index="108" draw:name="Linha horizontal 29" draw:style-name="gr2" draw:text-style-name="P45" svg:x1="12.966cm" svg:y1="0.342cm" svg:x2="13.111cm" svg:y2="13.285cm"><text:p/></draw:line></text:p>
      <text:p text:style-name="P103"><draw:custom-shape text:anchor-type="paragraph" draw:z-index="7" draw:name="Forma 12" draw:style-name="gr9" draw:text-style-name="P48" svg:width="4.349cm" svg:height="0.759cm" svg:x="1.757cm" svg:y="0.153cm"><text:p text:style-name="P47"><text:span text:style-name="T27">setTimeOut</text:span></text:p><draw:enhanced-geometry svg:viewBox="0 0 21600 21600" draw:type="rectangle" draw:enhanced-path="M 0 0 L 21600 0 21600 21600 0 21600 0 0 Z N"/></draw:custom-shape></text:p>
      <text:p text:style-name="P103"><draw:line text:anchor-type="paragraph" draw:z-index="96" draw:name="Linha 14" draw:style-name="gr2" draw:text-style-name="P45" svg:x1="3.913cm" svg:y1="0.107cm" svg:x2="3.913cm" svg:y2="0.876cm"><text:p/></draw:line></text:p>
      <text:p text:style-name="P103"><draw:custom-shape text:anchor-type="paragraph" draw:z-index="16" draw:name="Forma 33" draw:style-name="gr9" draw:text-style-name="P48" svg:width="4.349cm" svg:height="0.759cm" svg:x="1.734cm" svg:y="0.044cm"><text:p text:style-name="P47"><text:span text:style-name="T27">“</text:span><text:span text:style-name="T27">Paciente cadastrado”</text:span></text:p><draw:enhanced-geometry svg:viewBox="0 0 21600 21600" draw:type="rectangle" draw:enhanced-path="M 0 0 L 21600 0 21600 21600 0 21600 0 0 Z N"/></draw:custom-shape></text:p>
      <text:p text:style-name="P103"><draw:line text:anchor-type="paragraph" draw:z-index="97" draw:name="Linha 15" draw:style-name="gr2" draw:text-style-name="P45" svg:x1="3.89cm" svg:y1="-0.015cm" svg:x2="3.89cm" svg:y2="0.754cm"><text:p/></draw:line></text:p>
      <text:p text:style-name="P103"><draw:custom-shape text:anchor-type="paragraph" draw:z-index="15" draw:name="Forma 32" draw:style-name="gr9" draw:text-style-name="P48" svg:width="4.349cm" svg:height="0.759cm" svg:x="1.713cm" svg:y="-0.049cm"><text:p text:style-name="P47"><text:span text:style-name="T27">setTimeOut</text:span></text:p><draw:enhanced-geometry svg:viewBox="0 0 21600 21600" draw:type="rectangle" draw:enhanced-path="M 0 0 L 21600 0 21600 21600 0 21600 0 0 Z N"/></draw:custom-shape><draw:frame text:anchor-type="paragraph" draw:z-index="102" draw:name="Quadro de texto 18" draw:style-name="gr6" draw:text-style-name="P56" svg:width="1.899cm" svg:height="0.47cm" svg:x="6.498cm" svg:y="0.143cm"><draw:text-box><text:p><text:span text:style-name="T28">2100 ms</text:span></text:p></draw:text-box></draw:frame></text:p>
      <text:p text:style-name="P103"><draw:line text:anchor-type="paragraph" draw:z-index="95" draw:name="Linha 13" draw:style-name="gr2" draw:text-style-name="P45" svg:x1="3.89cm" svg:y1="-0.096cm" svg:x2="3.89cm" svg:y2="0.673cm"><text:p/></draw:line></text:p>
      <text:list text:continue-numbering="true" text:style-name="L6">
        <text:list-header>
          <text:p text:style-name="P102"><draw:custom-shape text:anchor-type="paragraph" draw:z-index="17" draw:name="Forma 34" draw:style-name="gr9" draw:text-style-name="P48" svg:width="4.349cm" svg:height="0.759cm" svg:x="1.736cm" svg:y="-0.145cm"><text:p text:style-name="P47"><text:span text:style-name="T27">Limpa campos</text:span></text:p><draw:enhanced-geometry svg:viewBox="0 0 21600 21600" draw:type="rectangle" draw:enhanced-path="M 0 0 L 21600 0 21600 21600 0 21600 0 0 Z N"/></draw:custom-shape></text:p>
          <text:p text:style-name="P102"><draw:line text:anchor-type="paragraph" draw:z-index="72" draw:name="Linha horizontal 14" draw:style-name="gr2" draw:text-style-name="P45" svg:x1="3.886cm" svg:y1="-0.191cm" svg:x2="3.886cm" svg:y2="0.615cm"><text:p/></draw:line></text:p>
          <text:p text:style-name="P102"><draw:custom-shape text:anchor-type="paragraph" draw:z-index="18" draw:name="Forma 15" draw:style-name="gr9" draw:text-style-name="P48" svg:width="4.349cm" svg:height="0.759cm" svg:x="1.713cm" svg:y="-0.213cm"><text:p text:style-name="P47"><text:span text:style-name="T27">setTimeOut</text:span></text:p><draw:enhanced-geometry svg:viewBox="0 0 21600 21600" draw:type="rectangle" draw:enhanced-path="M 0 0 L 21600 0 21600 21600 0 21600 0 0 Z N"/></draw:custom-shape><draw:frame text:anchor-type="paragraph" draw:z-index="103" draw:name="Quadro de texto 12" draw:style-name="gr6" draw:text-style-name="P56" svg:width="1.899cm" svg:height="0.47cm" svg:x="6.331cm" svg:y="-0.067cm"><draw:text-box><text:p><text:span text:style-name="T28">1310 ms</text:span></text:p></draw:text-box></draw:frame></text:p>
        </text:list-header>
      </text:list>
      <text:p text:style-name="P104"><draw:line text:anchor-type="paragraph" draw:z-index="98" draw:name="Linha horizontal 24" draw:style-name="gr2" draw:text-style-name="P45" svg:x1="3.886cm" svg:y1="-0.259cm" svg:x2="3.886cm" svg:y2="0.547cm"><text:p/></draw:line></text:p>
      <text:p text:style-name="P104"><draw:custom-shape text:anchor-type="paragraph" draw:z-index="19" draw:name="Forma 17" draw:style-name="gr9" draw:text-style-name="P48" svg:width="4.349cm" svg:height="0.759cm" svg:x="1.713cm" svg:y="-0.235cm"><text:p text:style-name="P47"><text:span text:style-name="T27">setTimeOut</text:span></text:p><draw:enhanced-geometry svg:viewBox="0 0 21600 21600" draw:type="rectangle" draw:enhanced-path="M 0 0 L 21600 0 21600 21600 0 21600 0 0 Z N"/></draw:custom-shape><draw:frame text:anchor-type="paragraph" draw:z-index="104" draw:name="Quadro de texto 13" draw:style-name="gr6" draw:text-style-name="P56" svg:width="1.899cm" svg:height="0.47cm" svg:x="6.426cm" svg:y="-0.048cm"><draw:text-box><text:p><text:span text:style-name="T28">3500 ms</text:span></text:p></draw:text-box></draw:frame></text:p>
      <text:p text:style-name="P104"><draw:line text:anchor-type="paragraph" draw:z-index="99" draw:name="Linha horizontal 25" draw:style-name="gr2" draw:text-style-name="P45" svg:x1="3.911cm" svg:y1="-0.281cm" svg:x2="3.911cm" svg:y2="0.525cm"><text:p/></draw:line></text:p>
      <text:p text:style-name="P104"><draw:custom-shape text:anchor-type="paragraph" draw:z-index="21" draw:name="Forma 35" draw:style-name="gr9" draw:text-style-name="P48" svg:width="4.349cm" svg:height="0.759cm" svg:x="1.688cm" svg:y="-0.28cm"><text:p text:style-name="P47"><text:span text:style-name="T27">setTimeOut</text:span></text:p><draw:enhanced-geometry svg:viewBox="0 0 21600 21600" draw:type="rectangle" draw:enhanced-path="M 0 0 L 21600 0 21600 21600 0 21600 0 0 Z N"/></draw:custom-shape><draw:frame text:anchor-type="paragraph" draw:z-index="105" draw:name="Quadro de texto 17" draw:style-name="gr6" draw:text-style-name="P56" svg:width="1.899cm" svg:height="0.47cm" svg:x="6.426cm" svg:y="-0.141cm"><draw:text-box><text:p><text:span text:style-name="T28">100 ms</text:span></text:p></draw:text-box></draw:frame></text:p>
      <text:p text:style-name="P104"><draw:line text:anchor-type="paragraph" draw:z-index="101" draw:name="Linha horizontal 27" draw:style-name="gr2" draw:text-style-name="P45" svg:x1="3.909cm" svg:y1="-0.326cm" svg:x2="3.909cm" svg:y2="0.48cm"><text:p/></draw:line></text:p>
      <text:p text:style-name="P104"><draw:custom-shape text:anchor-type="paragraph" draw:z-index="20" draw:name="Forma 20" draw:style-name="gr9" draw:text-style-name="P48" svg:width="4.349cm" svg:height="0.759cm" svg:x="1.663cm" svg:y="-0.323cm"><text:p text:style-name="P47"><text:span text:style-name="T27">reload page</text:span></text:p><draw:enhanced-geometry svg:viewBox="0 0 21600 21600" draw:type="rectangle" draw:enhanced-path="M 0 0 L 21600 0 21600 21600 0 21600 0 0 Z N"/></draw:custom-shape><draw:line text:anchor-type="paragraph" draw:z-index="106" draw:name="Linha horizontal 28" draw:style-name="gr2" draw:text-style-name="P45" svg:x1="3.86cm" svg:y1="0.436cm" svg:x2="3.86cm" svg:y2="1.242cm"><text:p/></draw:line></text:p>
      <text:p text:style-name="P104"><draw:line text:anchor-type="paragraph" draw:z-index="107" draw:name="Line 14" draw:style-name="gr2" draw:text-style-name="P45" svg:x1="13.111cm" svg:y1="0.416cm" svg:x2="3.859cm" svg:y2="0.437cm"><text:p/></draw:line><draw:line text:anchor-type="paragraph" draw:z-index="100" draw:name="Linha horizontal 26" draw:style-name="gr2" draw:text-style-name="P45" svg:x1="8.719cm" svg:y1="0.438cm" svg:x2="8.719cm" svg:y2="1.244cm"><text:p/></draw:line></text:p>
      <text:p text:style-name="P104"><draw:custom-shape text:anchor-type="paragraph" draw:z-index="80" draw:name="Forma 31" draw:style-name="gr1" draw:text-style-name="P43" svg:width="0.69cm" svg:height="0.736cm" svg:x="8.373cm" svg:y="0.4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4"/>
      <text:p text:style-name="P104"/>
      <text:p text:style-name="P104"/>
      <text:p text:style-name="P104"/>
      <text:p text:style-name="P104"/>
      <text:p text:style-name="P104"/>
      <text:h text:style-name="P87" text:outline-level="5" text:is-list-header="true"><text:bookmark-start text:name="__RefHeading___Toc1725_326516693211 Copia 1 Copia 1"/><text:soft-page-break/>Validação<text:bookmark-end text:name="__RefHeading___Toc1725_326516693211 Copia 1 Copia 1"/></text:h>
      <text:p text:style-name="P88"/>
      <text:p text:style-name="P88"/>
      <text:h text:style-name="P87" text:outline-level="5" text:is-list-header="true"><text:bookmark-start text:name="__RefHeading___Toc1725_326516693211 Copia 2"/>Máscaras<text:bookmark-end text:name="__RefHeading___Toc1725_326516693211 Copia 2"/></text:h>
      <text:p text:style-name="P88"/>
      <text:p text:style-name="P88">,</text:p>
      <text:h text:style-name="P87" text:outline-level="5" text:is-list-header="true"><text:bookmark-start text:name="__RefHeading___Toc1725_326516693211 Copia 3"/>Eventos<text:bookmark-end text:name="__RefHeading___Toc1725_326516693211 Copia 3"/></text:h>
      <text:p text:style-name="P88"/>
      <text:p text:style-name="P88"/>
      <text:h text:style-name="P87" text:outline-level="5" text:is-list-header="true"><text:bookmark-start text:name="__RefHeading___Toc1725_326516693211 Copia 4"/>Tratamento de erro<text:bookmark-end text:name="__RefHeading___Toc1725_326516693211 Copia 4"/></text:h>
      <text:p text:style-name="P105">Pode falar das mensagens de error da api</text:p>
      <text:p text:style-name="P88"/>
      <text:h text:style-name="P87" text:outline-level="5" text:is-list-header="true"><text:bookmark-start text:name="__RefHeading___Toc1725_326516693211 Copia 5"/>Mensagens do sistema<text:bookmark-end text:name="__RefHeading___Toc1725_326516693211 Copia 5"/></text:h>
      <text:p text:style-name="P88"/>
      <text:p text:style-name="P88"/>
      <text:h text:style-name="P87" text:outline-level="5" text:is-list-header="true"><text:bookmark-start text:name="__RefHeading___Toc5203_2855297167 Copia 2"/>Testes de funcionalidades<text:bookmark-end text:name="__RefHeading___Toc5203_2855297167 Copia 2"/></text:h>
      <text:p text:style-name="P88"/>
      <text:p text:style-name="P88"/>
      <text:p text:style-name="P88"/>
      <text:p text:style-name="P88"/>
      <text:p text:style-name="P88"/>
      <text:h text:style-name="P106" text:outline-level="4"><text:bookmark-start text:name="__RefHeading___Toc1708_3265166932121"/>CSS<text:bookmark-end text:name="__RefHeading___Toc1708_3265166932121"/></text:h>
      <text:p text:style-name="P107"/>
      <text:p text:style-name="P107"/>
      <text:p text:style-name="P108"/>
      <text:p text:style-name="P88"/>
      <text:p text:style-name="P109">A estilização da página de login foi desenvolvida em três arquivos representando a responsividade da página em <text:span text:style-name="T50">‘style-big-responsive.scss’, ‘style-middle-responsive.scss’</text:span><text:span text:style-name="T51"> e </text:span><text:span text:style-name="T50">‘style-small-responsive.scss’</text:span><text:span text:style-name="T51">. O principal arquivo </text:span><text:span text:style-name="T50">‘style-big-responsive.scss’ </text:span><text:span text:style-name="T51">é o que contém todas as configurações original e a partir dele conforme a responsividade as classes vão sendo ajustadas do </text:span><text:span text:style-name="T50">middle</text:span><text:span text:style-name="T51"> até o </text:span><text:span text:style-name="T50">small.</text:span></text:p>
      <text:p text:style-name="P110"/>
      <text:p text:style-name="P111"><text:span text:style-name="T46">Este componente inicia-se com a tag de formulario </text:span><text:span text:style-name="T50">&lt;form&gt;</text:span><text:span text:style-name="T46"> e, a partir dele o layout é distribuido com </text:span><text:span text:style-name="T50">&lt;div&gt;</text:span><text:span text:style-name="T46"> sendo a principal contendo a classe </text:span><text:span text:style-name="T50">container-fluid</text:span><text:span text:style-name="T46"> do Bootstrap, a partir dali o grid da página é distribuído em layout de </text:span><text:span text:style-name="T50">row </text:span><text:span text:style-name="T46">e </text:span><text:span text:style-name="T50">col</text:span><text:span text:style-name="T46"> do Bootstrap. Toda a estilização foi feita a mão </text:span><text:soft-page-break/><text:span text:style-name="T46">utilizando pouquíssimas classes Bootstrap, por tanto será necessário fazer leitura de código css.</text:span></text:p>
      <text:p text:style-name="P112"/>
      <text:p text:style-name="P112"/>
      <text:h text:style-name="P113" text:outline-level="5" text:is-list-header="true"><text:bookmark-start text:name="__RefHeading___Toc5203_2855297167 Copia 2 Copia 2"/>Layout<text:bookmark-end text:name="__RefHeading___Toc5203_2855297167 Copia 2 Copia 2"/></text:h>
      <text:p text:style-name="P114"/>
      <text:h text:style-name="P115" text:outline-level="5"><text:bookmark-start text:name="__RefHeading___Toc7306_2855297167"/><text:span text:style-name="T52">E</text:span><text:span text:style-name="T53">strutura de estilo</text:span><text:bookmark-end text:name="__RefHeading___Toc7306_2855297167"/></text:h>
      <text:p text:style-name="P60"><text:bookmark text:name="__RefHeading___Toc355_33641865141"/></text:p>
      <text:p text:style-name="P116"/>
      <text:h text:style-name="P117" text:outline-level="3"><text:bookmark text:name="__RefHeading___Toc555_32651669321"/></text:h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h text:style-name="P118" text:outline-level="2"><text:bookmark text:name="__RefHeading___Toc549_32651669321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color="#111111" loext:opacity="100%" style:font-name="FreeSans5" fo:font-family="Free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color="#110945" loext:opacity="100%"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2.1$Linux_X86_64 LibreOffice_project/480$Build-1</meta:generator>
    <dc:date>2024-11-16T19:35:14.481335984</dc:date>
    <meta:editing-duration>P1DT20H19M40S</meta:editing-duration>
    <meta:editing-cycles>61</meta:editing-cycles>
    <meta:document-statistic meta:table-count="0" meta:image-count="0" meta:object-count="0" meta:page-count="13" meta:paragraph-count="148" meta:word-count="1427" meta:character-count="9805" meta:non-whitespace-character-count="8329"/>
  </office:meta>
</office:document-meta>
</file>